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2E00000E0E000009C9742E2B046894475D.wmf" manifest:media-type="image/x-wmf"/>
  <manifest:file-entry manifest:full-path="Pictures/10000000000000E2000000793F7B4F79743C254E.png" manifest:media-type="image/png"/>
  <manifest:file-entry manifest:full-path="Pictures/10000000000000CC000000CCF13CAF2716ECB2B9.jpg" manifest:media-type="image/jpeg"/>
  <manifest:file-entry manifest:full-path="Pictures/2000008C0000465000000F9C268A5BD8B37F042C.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Liberation Mono', Menlo, Courier, monospace"/>
    <style:font-face style:name="Consolas1" svg:font-family="Consolas, Monaco, 'Andale Mono', monospace"/>
    <style:font-face style:name="Helvetica Neue" svg:font-family="'Helvetica Neue', Helvetica, 'Segoe UI', Arial, freesans, sans-serif"/>
    <style:font-face style:name="Inconsolata" svg:font-family="Inconsolata, monospace, sans-serif"/>
    <style:font-face style:name="OpenSymbol" svg:font-family="OpenSymbol"/>
    <style:font-face style:name="Tahoma1" svg:font-family="Tahoma"/>
    <style:font-face style:name="Times New Roman1" svg:font-family="'Times New Roman', serif"/>
    <style:font-face style:name="Courier New" svg:font-family="'Courier New'"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1.034cm" style:rel-column-width="3985*"/>
    </style:style>
    <style:style style:name="Tabla3.B" style:family="table-column">
      <style:table-column-properties style:column-width="3.874cm" style:rel-column-width="14933*"/>
    </style:style>
    <style:style style:name="Tabla3.C" style:family="table-column">
      <style:table-column-properties style:column-width="12.091cm" style:rel-column-width="46617*"/>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2" style:family="table">
      <style:table-properties style:width="16.999cm" table:align="margins"/>
    </style:style>
    <style:style style:name="Tabla2.A" style:family="table-column">
      <style:table-column-properties style:column-width="4.105cm" style:rel-column-width="15824*"/>
    </style:style>
    <style:style style:name="Tabla2.B" style:family="table-column">
      <style:table-column-properties style:column-width="12.894cm" style:rel-column-width="49711*"/>
    </style:style>
    <style:style style:name="Tabla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fo:background-color="transparent" fo:padding="0.097cm" fo:border="0.05pt solid #000000">
        <style:background-image/>
      </style:table-cell-properties>
    </style:style>
    <style:style style:name="Tabla2.A2" style:family="table-cell">
      <style:table-cell-properties fo:background-color="transparent" fo:padding="0.097cm" fo:border-left="0.05pt solid #000000" fo:border-right="none" fo:border-top="none" fo:border-bottom="0.05pt solid #000000">
        <style:background-image/>
      </style:table-cell-properties>
    </style:style>
    <style:style style:name="Tab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A5" style:family="table-cell">
      <style:table-cell-properties fo:background-color="#ff6633" fo:padding="0.097cm" fo:border-left="0.05pt solid #000000" fo:border-right="none" fo:border-top="none" fo:border-bottom="0.05pt solid #000000">
        <style:background-image/>
      </style:table-cell-properties>
    </style:style>
    <style:style style:name="Tabla2.B5" style:family="table-cell">
      <style:table-cell-properties fo:background-color="#ff6633" fo:padding="0.097cm" fo:border-left="0.05pt solid #000000" fo:border-right="0.05pt solid #000000" fo:border-top="none" fo:border-bottom="0.05pt solid #000000">
        <style:background-image/>
      </style:table-cell-properties>
    </style:style>
    <style:style style:name="Tabla4" style:family="table">
      <style:table-properties style:width="14.309cm" table:align="right"/>
    </style:style>
    <style:style style:name="Tabla4.A" style:family="table-column">
      <style:table-column-properties style:column-width="2.478cm"/>
    </style:style>
    <style:style style:name="Tabla4.B" style:family="table-column">
      <style:table-column-properties style:column-width="11.83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7" style:family="table">
      <style:table-properties style:width="16.064cm" table:align="right"/>
    </style:style>
    <style:style style:name="Tabla7.A" style:family="table-column">
      <style:table-column-properties style:column-width="16.064cm"/>
    </style:style>
    <style:style style:name="Tabla7.A1" style:family="table-cell">
      <style:table-cell-properties fo:padding="0.097cm" fo:border="0.05pt solid #000000"/>
    </style:style>
    <style:style style:name="Tabla5" style:family="table">
      <style:table-properties style:width="16.064cm" table:align="right"/>
    </style:style>
    <style:style style:name="Tabla5.A" style:family="table-column">
      <style:table-column-properties style:column-width="16.064cm"/>
    </style:style>
    <style:style style:name="Tabla5.A1" style:family="table-cell">
      <style:table-cell-properties fo:padding="0.097cm" fo:border="0.05pt solid #000000"/>
    </style:style>
    <style:style style:name="P1" style:family="paragraph" style:parent-style-name="Text_20_body">
      <style:text-properties fo:font-size="11pt" fo:font-style="italic" style:font-size-asian="11pt" style:font-size-complex="11pt"/>
    </style:style>
    <style:style style:name="P2" style:family="paragraph" style:parent-style-name="Text_20_body">
      <style:text-properties officeooo:paragraph-rsid="00244187"/>
    </style:style>
    <style:style style:name="P3" style:family="paragraph" style:parent-style-name="Text_20_body">
      <style:text-properties officeooo:rsid="001db212" officeooo:paragraph-rsid="00244187"/>
    </style:style>
    <style:style style:name="P4" style:family="paragraph" style:parent-style-name="Text_20_body">
      <style:text-properties officeooo:rsid="002703a9" officeooo:paragraph-rsid="002703a9"/>
    </style:style>
    <style:style style:name="P5" style:family="paragraph" style:parent-style-name="Text_20_body">
      <style:text-properties officeooo:rsid="00279410" officeooo:paragraph-rsid="00279410"/>
    </style:style>
    <style:style style:name="P6" style:family="paragraph" style:parent-style-name="Text_20_body">
      <style:text-properties officeooo:rsid="002a42e3" officeooo:paragraph-rsid="002a42e3"/>
    </style:style>
    <style:style style:name="P7" style:family="paragraph" style:parent-style-name="Text_20_body">
      <style:text-properties officeooo:rsid="002a42e3" officeooo:paragraph-rsid="0047ecf0"/>
    </style:style>
    <style:style style:name="P8" style:family="paragraph" style:parent-style-name="Text_20_body">
      <style:text-properties officeooo:rsid="002fb363" officeooo:paragraph-rsid="002fb363"/>
    </style:style>
    <style:style style:name="P9" style:family="paragraph" style:parent-style-name="Text_20_body">
      <style:text-properties officeooo:rsid="00332ac7" officeooo:paragraph-rsid="00332ac7"/>
    </style:style>
    <style:style style:name="P10" style:family="paragraph" style:parent-style-name="Text_20_body">
      <style:text-properties officeooo:paragraph-rsid="00392fa8"/>
    </style:style>
    <style:style style:name="P11" style:family="paragraph" style:parent-style-name="Text_20_body">
      <style:text-properties officeooo:rsid="003fb2e7" officeooo:paragraph-rsid="003fb2e7"/>
    </style:style>
    <style:style style:name="P12" style:family="paragraph" style:parent-style-name="Text_20_body">
      <style:text-properties officeooo:rsid="00467aec" officeooo:paragraph-rsid="00467aec"/>
    </style:style>
    <style:style style:name="P13" style:family="paragraph" style:parent-style-name="Text_20_body">
      <style:text-properties officeooo:rsid="004875bd" officeooo:paragraph-rsid="004875bd"/>
    </style:style>
    <style:style style:name="P14" style:family="paragraph" style:parent-style-name="Text_20_body">
      <style:text-properties officeooo:rsid="0049e623" officeooo:paragraph-rsid="0049e623"/>
    </style:style>
    <style:style style:name="P15" style:family="paragraph" style:parent-style-name="Text_20_body">
      <style:text-properties officeooo:rsid="0017ff51" officeooo:paragraph-rsid="0054cd41"/>
    </style:style>
    <style:style style:name="P16" style:family="paragraph" style:parent-style-name="Text_20_body">
      <style:text-properties officeooo:paragraph-rsid="0054cd41"/>
    </style:style>
    <style:style style:name="P17" style:family="paragraph" style:parent-style-name="Text_20_body">
      <style:text-properties officeooo:rsid="0053661b" officeooo:paragraph-rsid="0053661b"/>
    </style:style>
    <style:style style:name="P18" style:family="paragraph" style:parent-style-name="Text_20_body">
      <style:text-properties officeooo:rsid="0057060d" officeooo:paragraph-rsid="0057060d"/>
    </style:style>
    <style:style style:name="P19" style:family="paragraph" style:parent-style-name="Text_20_body">
      <style:text-properties officeooo:rsid="00439245" officeooo:paragraph-rsid="0057b682"/>
    </style:style>
    <style:style style:name="P20" style:family="paragraph" style:parent-style-name="Text_20_body">
      <style:text-properties officeooo:rsid="0057b682" officeooo:paragraph-rsid="0057b682"/>
    </style:style>
    <style:style style:name="P21" style:family="paragraph" style:parent-style-name="Text_20_body">
      <style:text-properties officeooo:rsid="0058f313" officeooo:paragraph-rsid="0058f313"/>
    </style:style>
    <style:style style:name="P22" style:family="paragraph" style:parent-style-name="Table_20_Contents">
      <loext:graphic-properties draw:fill="none"/>
      <style:paragraph-properties fo:margin-left="0cm" fo:margin-right="2.701cm" fo:text-align="end" style:justify-single-word="false" fo:text-indent="0cm" style:auto-text-indent="false" fo:background-color="transparent" text:number-lines="false" text:line-number="0"/>
      <style:text-properties fo:font-size="10pt" fo:font-style="italic" style:font-size-asian="10pt" style:font-style-asian="italic" style:font-size-complex="10pt" style:font-style-complex="italic"/>
    </style:style>
    <style:style style:name="P23" style:family="paragraph" style:parent-style-name="Header">
      <style:text-properties officeooo:rsid="00279410" officeooo:paragraph-rsid="00279410"/>
    </style:style>
    <style:style style:name="P24" style:family="paragraph" style:parent-style-name="Table_20_Contents">
      <style:text-properties officeooo:rsid="00185e04" officeooo:paragraph-rsid="00185e04"/>
    </style:style>
    <style:style style:name="P25" style:family="paragraph" style:parent-style-name="Table_20_Contents">
      <style:text-properties officeooo:rsid="001d9308" officeooo:paragraph-rsid="001d9308"/>
    </style:style>
    <style:style style:name="P26" style:family="paragraph" style:parent-style-name="Table_20_Contents">
      <style:text-properties officeooo:rsid="00209c03" officeooo:paragraph-rsid="00209c03"/>
    </style:style>
    <style:style style:name="P27" style:family="paragraph" style:parent-style-name="Table_20_Contents">
      <style:text-properties officeooo:rsid="0020b7b5" officeooo:paragraph-rsid="0020b7b5"/>
    </style:style>
    <style:style style:name="P28" style:family="paragraph" style:parent-style-name="Table_20_Contents">
      <style:text-properties officeooo:rsid="002376fd" officeooo:paragraph-rsid="002376fd"/>
    </style:style>
    <style:style style:name="P29" style:family="paragraph" style:parent-style-name="Table_20_Contents">
      <style:paragraph-properties fo:text-align="center" style:justify-single-word="false"/>
      <style:text-properties fo:font-size="9pt" officeooo:rsid="002703a9" officeooo:paragraph-rsid="002703a9" style:font-size-asian="9pt" style:font-size-complex="9pt"/>
    </style:style>
    <style:style style:name="P30" style:family="paragraph" style:parent-style-name="Table_20_Contents">
      <style:text-properties fo:font-size="9pt" officeooo:rsid="00279410" officeooo:paragraph-rsid="00279410" style:font-size-asian="9pt" style:font-size-complex="9pt"/>
    </style:style>
    <style:style style:name="P31" style:family="paragraph" style:parent-style-name="Table_20_Contents">
      <style:paragraph-properties fo:text-align="center" style:justify-single-word="false"/>
      <style:text-properties fo:font-size="9pt" officeooo:rsid="00279410" officeooo:paragraph-rsid="00279410" style:font-size-asian="9pt" style:font-size-complex="9pt"/>
    </style:style>
    <style:style style:name="P32" style:family="paragraph" style:parent-style-name="Table_20_Contents">
      <style:text-properties officeooo:rsid="002bae56" officeooo:paragraph-rsid="002bae56"/>
    </style:style>
    <style:style style:name="P33" style:family="paragraph" style:parent-style-name="Table_20_Contents">
      <style:text-properties style:font-name="Courier New" fo:font-size="9pt" officeooo:paragraph-rsid="0054cd41" style:font-size-asian="9pt" style:font-size-complex="9pt"/>
    </style:style>
    <style:style style:name="P34" style:family="paragraph" style:parent-style-name="Table_20_Contents">
      <style:text-properties style:font-name="Courier New" fo:font-size="9pt" officeooo:paragraph-rsid="00563424" style:font-size-asian="9pt" style:font-size-complex="9pt"/>
    </style:style>
    <style:style style:name="P35" style:family="paragraph" style:parent-style-name="Table_20_Contents">
      <style:text-properties officeooo:rsid="004fe7bc" officeooo:paragraph-rsid="004fe7bc"/>
    </style:style>
    <style:style style:name="P36" style:family="paragraph" style:parent-style-name="Table_20_Contents">
      <style:text-properties officeooo:rsid="0057f280" officeooo:paragraph-rsid="0057f280"/>
    </style:style>
    <style:style style:name="P37" style:family="paragraph" style:parent-style-name="Table_20_Contents">
      <style:paragraph-properties fo:margin-left="0cm" fo:margin-right="0cm" fo:text-indent="0.457cm" style:auto-text-indent="false"/>
    </style:style>
    <style:style style:name="P38" style:family="paragraph" style:parent-style-name="Table_20_Contents">
      <style:paragraph-properties fo:margin-left="0.577cm" fo:margin-right="0cm" fo:text-indent="0cm" style:auto-text-indent="false"/>
    </style:style>
    <style:style style:name="P39" style:family="paragraph" style:parent-style-name="Table_20_Contents">
      <style:paragraph-properties fo:margin-left="0.672cm" fo:margin-right="0cm" fo:text-indent="0cm" style:auto-text-indent="false"/>
    </style:style>
    <style:style style:name="P40" style:family="paragraph" style:parent-style-name="Table_20_Contents">
      <style:paragraph-properties fo:margin-left="0.672cm" fo:margin-right="0cm" fo:text-indent="0cm" style:auto-text-indent="false"/>
      <style:text-properties officeooo:rsid="00209c03" officeooo:paragraph-rsid="00219f59"/>
    </style:style>
    <style:style style:name="P41" style:family="paragraph" style:parent-style-name="Table_20_Contents">
      <style:paragraph-properties fo:margin-left="0.672cm" fo:margin-right="0cm" fo:text-indent="0cm" style:auto-text-indent="false"/>
      <style:text-properties officeooo:paragraph-rsid="00219f59"/>
    </style:style>
    <style:style style:name="P42" style:family="paragraph" style:parent-style-name="Standard">
      <style:paragraph-properties fo:margin-left="0.672cm" fo:margin-right="0cm" fo:text-indent="0cm" style:auto-text-indent="false"/>
      <style:text-properties officeooo:paragraph-rsid="00219f59"/>
    </style:style>
    <style:style style:name="P43" style:family="paragraph" style:parent-style-name="Table_20_Contents">
      <style:paragraph-properties fo:margin-left="0.504cm" fo:margin-right="0cm" fo:text-indent="0cm" style:auto-text-indent="false"/>
    </style:style>
    <style:style style:name="P44" style:family="paragraph" style:parent-style-name="Standard">
      <style:text-properties officeooo:rsid="002501d6" officeooo:paragraph-rsid="002501d6"/>
    </style:style>
    <style:style style:name="P45" style:family="paragraph" style:parent-style-name="Standard">
      <style:text-properties officeooo:rsid="002703a9" officeooo:paragraph-rsid="002703a9"/>
    </style:style>
    <style:style style:name="P46" style:family="paragraph" style:parent-style-name="Standard">
      <style:text-properties officeooo:paragraph-rsid="00392fa8"/>
    </style:style>
    <style:style style:name="P47" style:family="paragraph" style:parent-style-name="Standard">
      <style:text-properties officeooo:rsid="003e7040" officeooo:paragraph-rsid="003e7040"/>
    </style:style>
    <style:style style:name="P48" style:family="paragraph" style:parent-style-name="Standard">
      <style:text-properties officeooo:rsid="00452709" officeooo:paragraph-rsid="00452709"/>
    </style:style>
    <style:style style:name="P49" style:family="paragraph" style:parent-style-name="Standard">
      <style:text-properties officeooo:paragraph-rsid="0054cd41"/>
    </style:style>
    <style:style style:name="P50" style:family="paragraph" style:parent-style-name="Standard">
      <style:text-properties officeooo:rsid="00563424" officeooo:paragraph-rsid="00563424"/>
    </style:style>
    <style:style style:name="P51" style:family="paragraph" style:parent-style-name="Standard">
      <style:text-properties fo:font-weight="bold" officeooo:paragraph-rsid="003e7040" style:font-weight-asian="bold" style:font-weight-complex="bold"/>
    </style:style>
    <style:style style:name="P52" style:family="paragraph" style:parent-style-name="Standard">
      <style:text-properties officeooo:rsid="0058f313" officeooo:paragraph-rsid="0058f313"/>
    </style:style>
    <style:style style:name="P53" style:family="paragraph" style:parent-style-name="Standard">
      <style:text-properties fo:font-weight="normal" officeooo:rsid="00452709" officeooo:paragraph-rsid="0058f313" style:font-weight-asian="normal" style:font-weight-complex="normal"/>
    </style:style>
    <style:style style:name="P54" style:family="paragraph" style:parent-style-name="Text_20_body">
      <style:paragraph-properties fo:margin-left="0cm" fo:margin-right="0cm" fo:margin-top="0cm" fo:margin-bottom="0cm" loext:contextual-spacing="false" style:line-height-at-least="0.661cm" fo:text-indent="0cm" style:auto-text-indent="false"/>
      <style:text-properties officeooo:rsid="00154a24" officeooo:paragraph-rsid="0054cd41"/>
    </style:style>
    <style:style style:name="P55" style:family="paragraph" style:parent-style-name="Text_20_body">
      <style:paragraph-properties fo:margin-left="0cm" fo:margin-right="0cm" fo:margin-top="0cm" fo:margin-bottom="0cm" loext:contextual-spacing="false" style:line-height-at-least="0.661cm" fo:text-indent="0cm" style:auto-text-indent="false"/>
      <style:text-properties officeooo:paragraph-rsid="0054cd41"/>
    </style:style>
    <style:style style:name="P56" style:family="paragraph" style:parent-style-name="Text_20_body">
      <style:paragraph-properties fo:margin-left="0cm" fo:margin-right="0cm" fo:margin-top="0cm" fo:margin-bottom="0cm" loext:contextual-spacing="false" style:line-height-at-least="0.661cm" fo:text-indent="0cm" style:auto-text-indent="false"/>
      <style:text-properties fo:font-variant="normal" fo:text-transform="none" fo:color="#333333" style:font-name="Helvetica Neue" fo:font-size="12pt" fo:letter-spacing="normal" fo:font-style="normal" fo:font-weight="normal" officeooo:rsid="00154a24" officeooo:paragraph-rsid="0054cd41"/>
    </style:style>
    <style:style style:name="P57" style:family="paragraph" style:parent-style-name="Text_20_body">
      <style:paragraph-properties fo:margin-left="0cm" fo:margin-right="0cm" fo:margin-top="0cm" fo:margin-bottom="0cm" loext:contextual-spacing="false" style:line-height-at-least="0.661cm" fo:text-indent="0cm" style:auto-text-indent="false"/>
      <style:text-properties fo:font-variant="normal" fo:text-transform="none" fo:color="#333333" style:font-name="Helvetica Neue" fo:font-size="12pt" fo:letter-spacing="normal" fo:font-style="normal" fo:font-weight="normal" officeooo:paragraph-rsid="0054cd41"/>
    </style:style>
    <style:style style:name="P58" style:family="paragraph" style:parent-style-name="Text_20_body">
      <style:paragraph-properties fo:margin-left="0cm" fo:margin-right="0cm" fo:margin-top="0cm" fo:margin-bottom="0cm" loext:contextual-spacing="false" style:line-height-at-least="0.661cm" fo:text-indent="0cm" style:auto-text-indent="false"/>
      <style:text-properties officeooo:rsid="0018c5a5" officeooo:paragraph-rsid="0054cd41"/>
    </style:style>
    <style:style style:name="P59" style:family="paragraph" style:parent-style-name="Preformatted_20_Text">
      <loext:graphic-properties draw:fill="solid" draw:fill-color="#f7f7f7" draw:opacity="100%"/>
      <style:paragraph-properties fo:margin-left="0cm" fo:margin-right="0cm" fo:margin-top="0cm" fo:margin-bottom="0cm" loext:contextual-spacing="false" fo:line-height="145%" fo:text-indent="0cm" style:auto-text-indent="false" fo:background-color="#f7f7f7" fo:padding="0cm" fo:border="none"/>
      <style:text-properties fo:font-variant="normal" fo:text-transform="none" fo:color="#333333" style:font-name="Consolas" fo:font-size="10.5pt" fo:letter-spacing="normal" fo:font-style="normal" fo:font-weight="normal" officeooo:paragraph-rsid="0054cd41"/>
    </style:style>
    <style:style style:name="P60" style:family="paragraph" style:parent-style-name="Preformatted_20_Text">
      <loext:graphic-properties draw:fill="solid" draw:fill-color="#f7f7f7" draw:opacity="100%"/>
      <style:paragraph-properties fo:margin-left="0cm" fo:margin-right="0cm" fo:margin-top="0cm" fo:margin-bottom="0cm" loext:contextual-spacing="false" fo:line-height="145%" fo:text-indent="0cm" style:auto-text-indent="false" fo:background-color="#f7f7f7" fo:padding="0cm" fo:border="none"/>
      <style:text-properties fo:font-variant="normal" fo:text-transform="none" fo:color="#333333" style:font-name="Consolas" fo:font-size="10.5pt" fo:letter-spacing="normal" fo:font-style="normal" fo:font-weight="normal" officeooo:rsid="0017ff51" officeooo:paragraph-rsid="0054cd41"/>
    </style:style>
    <style:style style:name="P61" style:family="paragraph" style:parent-style-name="Preformatted_20_Text">
      <loext:graphic-properties draw:fill="solid" draw:fill-color="#f7f7f7" draw:opacity="100%"/>
      <style:paragraph-properties fo:margin-left="0cm" fo:margin-right="0cm" fo:margin-top="0cm" fo:margin-bottom="0cm" loext:contextual-spacing="false" fo:line-height="145%" fo:text-indent="0cm" style:auto-text-indent="false" fo:background-color="#f7f7f7" fo:padding="0cm" fo:border="none"/>
      <style:text-properties fo:font-variant="normal" fo:text-transform="none" fo:color="#969896" style:font-name="Consolas" fo:font-size="10.5pt" fo:letter-spacing="normal" fo:font-style="normal" fo:font-weight="normal" officeooo:paragraph-rsid="0054cd41"/>
    </style:style>
    <style:style style:name="P62" style:family="paragraph" style:parent-style-name="Text_20_body">
      <style:paragraph-properties fo:margin-left="0cm" fo:margin-right="0cm" fo:margin-top="0cm" fo:margin-bottom="0.423cm" loext:contextual-spacing="false" style:line-height-at-least="0.661cm" fo:text-indent="0cm" style:auto-text-indent="false"/>
      <style:text-properties fo:font-variant="normal" fo:text-transform="none" fo:color="#333333" style:font-name="Helvetica Neue" fo:font-size="12pt" fo:letter-spacing="normal" fo:font-style="normal" fo:font-weight="normal" officeooo:paragraph-rsid="0054cd41"/>
    </style:style>
    <style:style style:name="P63" style:family="paragraph" style:parent-style-name="Preformatted_20_Text">
      <style:paragraph-properties fo:margin-left="0cm" fo:margin-right="0cm" style:line-height-at-least="0.847cm" fo:text-align="start" style:justify-single-word="false" fo:text-indent="0cm" style:auto-text-indent="false" fo:padding="0.049cm" fo:border="0.06pt solid #e3edf3"/>
      <style:text-properties officeooo:paragraph-rsid="0054cd41"/>
    </style:style>
    <style:style style:name="P64" style:family="paragraph" style:parent-style-name="Heading_20_3">
      <style:text-properties officeooo:rsid="00367df5" officeooo:paragraph-rsid="00367df5"/>
    </style:style>
    <style:style style:name="P65" style:family="paragraph" style:parent-style-name="Heading_20_4">
      <style:text-properties officeooo:rsid="00392fa8" officeooo:paragraph-rsid="00392fa8"/>
    </style:style>
    <style:style style:name="P66" style:family="paragraph" style:parent-style-name="Preformatted_20_Text">
      <loext:graphic-properties draw:fill="solid" draw:fill-color="#f7f7f7" draw:opacity="100%"/>
      <style:paragraph-properties fo:margin-top="0cm" fo:margin-bottom="0cm" loext:contextual-spacing="false" fo:line-height="145%" fo:background-color="#f7f7f7" fo:padding="0cm" fo:border="none"/>
      <style:text-properties fo:font-variant="normal" fo:text-transform="none" fo:color="#333333" style:font-name="Consolas" fo:font-size="10.5pt" fo:letter-spacing="normal" fo:font-style="normal" fo:font-weight="normal" officeooo:paragraph-rsid="0054cd41"/>
    </style:style>
    <style:style style:name="P67" style:family="paragraph" style:parent-style-name="Preformatted_20_Text">
      <loext:graphic-properties draw:fill="solid" draw:fill-color="#f7f7f7" draw:opacity="100%"/>
      <style:paragraph-properties fo:margin-top="0cm" fo:margin-bottom="0cm" loext:contextual-spacing="false" fo:line-height="145%" fo:background-color="#f7f7f7" fo:padding="0cm" fo:border="none"/>
      <style:text-properties fo:font-variant="normal" fo:text-transform="none" fo:color="#333333" fo:letter-spacing="normal" officeooo:paragraph-rsid="0054cd41"/>
    </style:style>
    <style:style style:name="P68" style:family="paragraph" style:parent-style-name="Preformatted_20_Text">
      <loext:graphic-properties draw:fill="solid" draw:fill-color="#f7f7f7" draw:opacity="100%"/>
      <style:paragraph-properties fo:margin-top="0cm" fo:margin-bottom="0cm" loext:contextual-spacing="false" fo:line-height="145%" fo:background-color="#f7f7f7" fo:padding="0cm" fo:border="none"/>
      <style:text-properties fo:font-variant="normal" fo:text-transform="none" fo:color="#63a35c" style:font-name="Consolas" fo:font-size="10.5pt" fo:letter-spacing="normal" fo:font-style="normal" fo:font-weight="normal" officeooo:paragraph-rsid="0054cd41"/>
    </style:style>
    <style:style style:name="P69" style:family="paragraph" style:parent-style-name="Preformatted_20_Text">
      <loext:graphic-properties draw:fill="solid" draw:fill-color="#f7f7f7" draw:opacity="100%"/>
      <style:paragraph-properties fo:margin-top="0cm" fo:margin-bottom="0cm" loext:contextual-spacing="false" fo:line-height="145%" fo:background-color="#f7f7f7" fo:padding="0cm" fo:border="none"/>
      <style:text-properties fo:font-variant="normal" fo:text-transform="none" fo:color="#969896" style:font-name="Consolas" fo:font-size="10.5pt" fo:letter-spacing="normal" fo:font-style="normal" fo:font-weight="normal" officeooo:paragraph-rsid="0054cd41"/>
    </style:style>
    <style:style style:name="P70" style:family="paragraph" style:parent-style-name="Preformatted_20_Text">
      <loext:graphic-properties draw:fill="solid" draw:fill-color="#f7f7f7" draw:opacity="100%"/>
      <style:paragraph-properties fo:margin-top="0cm" fo:margin-bottom="0cm" loext:contextual-spacing="false" fo:line-height="145%" fo:background-color="#f7f7f7" fo:padding="0cm" fo:border="none"/>
      <style:text-properties fo:font-variant="normal" fo:text-transform="none" fo:color="#df5000" style:font-name="Consolas" fo:font-size="10.5pt" fo:letter-spacing="normal" fo:font-style="normal" fo:font-weight="normal" officeooo:paragraph-rsid="0054cd41"/>
    </style:style>
    <style:style style:name="P71" style:family="paragraph" style:parent-style-name="Preformatted_20_Text">
      <loext:graphic-properties draw:fill="solid" draw:fill-color="#f7f7f7" draw:opacity="100%"/>
      <style:paragraph-properties fo:margin-top="0cm" fo:margin-bottom="0cm" loext:contextual-spacing="false" fo:line-height="145%" fo:background-color="#f7f7f7" fo:padding="0cm" fo:border="none"/>
      <style:text-properties fo:font-variant="normal" fo:text-transform="none" fo:color="#0086b3" style:font-name="Consolas" fo:font-size="10.5pt" fo:letter-spacing="normal" fo:font-style="normal" fo:font-weight="normal" officeooo:paragraph-rsid="0054cd41"/>
    </style:style>
    <style:style style:name="P72" style:family="paragraph" style:parent-style-name="Preformatted_20_Text">
      <loext:graphic-properties draw:fill="solid" draw:fill-color="#f7f7f7" draw:opacity="100%"/>
      <style:paragraph-properties fo:margin-top="0cm" fo:margin-bottom="0cm" loext:contextual-spacing="false" fo:line-height="145%" fo:background-color="#f7f7f7" fo:padding="0cm" fo:border="none"/>
      <style:text-properties officeooo:paragraph-rsid="0054cd41"/>
    </style:style>
    <style:style style:name="P73" style:family="paragraph" style:parent-style-name="Preformatted_20_Text">
      <style:paragraph-properties style:line-height-at-least="0.847cm" fo:text-align="start" style:justify-single-word="false" fo:padding="0.049cm" fo:border="0.06pt solid #e3edf3"/>
      <style:text-properties officeooo:paragraph-rsid="0054cd41"/>
    </style:style>
    <style:style style:name="P74" style:family="paragraph" style:parent-style-name="Preformatted_20_Text">
      <style:paragraph-properties fo:margin-top="0cm" fo:margin-bottom="0.499cm" loext:contextual-spacing="false" style:line-height-at-least="0.847cm" fo:text-align="start" style:justify-single-word="false" fo:padding="0.049cm" fo:border="0.06pt solid #e3edf3"/>
      <style:text-properties officeooo:paragraph-rsid="0054cd41"/>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Contents_20_2">
      <style:paragraph-properties>
        <style:tab-stops>
          <style:tab-stop style:position="16.499cm" style:type="right" style:leader-style="dotted" style:leader-text="."/>
        </style:tab-stops>
      </style:paragraph-properties>
    </style:style>
    <style:style style:name="P77" style:family="paragraph" style:parent-style-name="Contents_20_1">
      <style:paragraph-properties>
        <style:tab-stops>
          <style:tab-stop style:position="16.999cm" style:type="right" style:leader-style="dotted" style:leader-text="."/>
        </style:tab-stops>
      </style:paragraph-properties>
    </style:style>
    <style:style style:name="P78" style:family="paragraph" style:parent-style-name="Contents_20_4">
      <style:paragraph-properties>
        <style:tab-stops>
          <style:tab-stop style:position="15.501cm" style:type="right" style:leader-style="dotted" style:leader-text="."/>
        </style:tab-stops>
      </style:paragraph-properties>
    </style:style>
    <style:style style:name="P79" style:family="paragraph" style:parent-style-name="Text_20_body">
      <loext:graphic-properties draw:fill="solid" draw:fill-color="#ffff66" draw:fill-image-width="0cm" draw:fill-image-height="0cm"/>
      <style:paragraph-properties fo:text-align="center" style:justify-single-word="false" fo:background-color="#ffff66" style:shadow="none"/>
      <style:text-properties officeooo:paragraph-rsid="00318da0"/>
    </style:style>
    <style:style style:name="P80" style:family="paragraph" style:parent-style-name="Heading_20_1">
      <style:text-properties officeooo:rsid="003fb2e7" officeooo:paragraph-rsid="003fb2e7"/>
    </style:style>
    <style:style style:name="P81" style:family="paragraph" style:parent-style-name="Heading_20_1">
      <style:text-properties officeooo:paragraph-rsid="00318da0"/>
    </style:style>
    <style:style style:name="P82" style:family="paragraph" style:parent-style-name="Heading_20_1">
      <style:text-properties officeooo:rsid="00332ac7" officeooo:paragraph-rsid="00332ac7"/>
    </style:style>
    <style:style style:name="P83" style:family="paragraph" style:parent-style-name="Heading_20_1">
      <style:text-properties officeooo:rsid="001db212" officeooo:paragraph-rsid="00563424"/>
    </style:style>
    <style:style style:name="P84" style:family="paragraph" style:parent-style-name="Heading_20_2">
      <style:text-properties officeooo:paragraph-rsid="0057f280"/>
    </style:style>
    <style:style style:name="P85" style:family="paragraph" style:parent-style-name="Heading_20_2">
      <style:text-properties officeooo:rsid="002703a9"/>
    </style:style>
    <style:style style:name="P86" style:family="paragraph" style:parent-style-name="Heading_20_2">
      <style:text-properties officeooo:rsid="002703a9" officeooo:paragraph-rsid="002703a9"/>
    </style:style>
    <style:style style:name="P87" style:family="paragraph" style:parent-style-name="Heading_20_2">
      <style:text-properties officeooo:rsid="002703a9" officeooo:paragraph-rsid="002a42e3"/>
    </style:style>
    <style:style style:name="P88" style:family="paragraph" style:parent-style-name="Heading_20_2">
      <style:text-properties officeooo:rsid="0049e623" officeooo:paragraph-rsid="0049e623"/>
    </style:style>
    <style:style style:name="P89" style:family="paragraph" style:parent-style-name="Heading_20_2">
      <style:text-properties officeooo:rsid="002a42e3" officeooo:paragraph-rsid="002a42e3"/>
    </style:style>
    <style:style style:name="P90" style:family="paragraph" style:parent-style-name="Heading_20_2">
      <style:paragraph-properties fo:padding-left="0cm" fo:padding-right="0cm" fo:padding-top="0cm" fo:padding-bottom="0.049cm" fo:border-left="none" fo:border-right="none" fo:border-top="none" fo:border-bottom="0.99pt solid #000000"/>
    </style:style>
    <style:style style:name="P91" style:family="paragraph" style:parent-style-name="Standard" style:list-style-name="L1"/>
    <style:style style:name="P92" style:family="paragraph" style:parent-style-name="Standard" style:list-style-name="L1">
      <style:text-properties officeooo:rsid="0059e64f" officeooo:paragraph-rsid="0059e64f"/>
    </style:style>
    <style:style style:name="P93" style:family="paragraph" style:parent-style-name="Standard" style:list-style-name="L3"/>
    <style:style style:name="P94" style:family="paragraph" style:parent-style-name="Standard" style:list-style-name="L3">
      <style:text-properties officeooo:paragraph-rsid="0057b682"/>
    </style:style>
    <style:style style:name="P95" style:family="paragraph" style:parent-style-name="Standard" style:list-style-name="L3">
      <style:text-properties officeooo:paragraph-rsid="0058f313"/>
    </style:style>
    <style:style style:name="P96" style:family="paragraph" style:parent-style-name="Standard" style:list-style-name="L3">
      <style:text-properties officeooo:paragraph-rsid="00452709"/>
    </style:style>
    <style:style style:name="P97" style:family="paragraph" style:parent-style-name="Standard" style:list-style-name="L3">
      <style:text-properties officeooo:rsid="0057b682" officeooo:paragraph-rsid="0057b682"/>
    </style:style>
    <style:style style:name="P98" style:family="paragraph" style:parent-style-name="Standard" style:list-style-name="L4">
      <style:text-properties officeooo:rsid="0057b682" officeooo:paragraph-rsid="0057b682"/>
    </style:style>
    <style:style style:name="P99" style:family="paragraph" style:parent-style-name="Standard" style:list-style-name="L4"/>
    <style:style style:name="P100" style:family="paragraph" style:parent-style-name="Standard" style:list-style-name="L4">
      <style:text-properties officeooo:paragraph-rsid="00439245"/>
    </style:style>
    <style:style style:name="P101" style:family="paragraph" style:parent-style-name="Standard" style:list-style-name="L4">
      <style:text-properties officeooo:rsid="00439245" officeooo:paragraph-rsid="00439245"/>
    </style:style>
    <style:style style:name="P102" style:family="paragraph" style:parent-style-name="Standard" style:list-style-name="L5">
      <style:text-properties officeooo:rsid="00439245" officeooo:paragraph-rsid="00439245"/>
    </style:style>
    <style:style style:name="P103" style:family="paragraph" style:parent-style-name="Standard" style:list-style-name="L4">
      <style:text-properties fo:font-style="italic" officeooo:rsid="0057f280" officeooo:paragraph-rsid="0057f280" style:font-style-asian="italic" style:font-style-complex="italic"/>
    </style:style>
    <style:style style:name="P104" style:family="paragraph" style:parent-style-name="Standard" style:list-style-name="L4">
      <style:text-properties fo:font-style="italic" officeooo:rsid="0058f313" officeooo:paragraph-rsid="0058f313" style:font-style-asian="italic" style:font-style-complex="italic"/>
    </style:style>
    <style:style style:name="P105" style:family="paragraph" style:parent-style-name="Standard" style:list-style-name="L4">
      <style:text-properties officeooo:rsid="002e75ed" officeooo:paragraph-rsid="002e75ed"/>
    </style:style>
    <style:style style:name="P106" style:family="paragraph" style:parent-style-name="Standard" style:list-style-name="L4">
      <style:text-properties officeooo:rsid="0057f280" officeooo:paragraph-rsid="0057f280"/>
    </style:style>
    <style:style style:name="P107" style:family="paragraph" style:parent-style-name="Standard" style:list-style-name="L5"/>
    <style:style style:name="P108" style:family="paragraph" style:parent-style-name="Standard" style:list-style-name="L9">
      <style:text-properties officeooo:rsid="0058f313" officeooo:paragraph-rsid="0058f313"/>
    </style:style>
    <style:style style:name="P109" style:family="paragraph" style:parent-style-name="Standard" style:list-style-name="L10">
      <style:text-properties officeooo:rsid="0058f313" officeooo:paragraph-rsid="0058f313"/>
    </style:style>
    <style:style style:name="P110" style:family="paragraph" style:parent-style-name="Standard" style:list-style-name="L10">
      <style:text-properties officeooo:paragraph-rsid="002501d6"/>
    </style:style>
    <style:style style:name="P111" style:family="paragraph" style:parent-style-name="Standard" style:list-style-name="L10">
      <style:text-properties officeooo:rsid="004875bd" officeooo:paragraph-rsid="004875bd"/>
    </style:style>
    <style:style style:name="P112" style:family="paragraph" style:parent-style-name="Standard" style:list-style-name="L10">
      <style:text-properties officeooo:rsid="002501d6" officeooo:paragraph-rsid="002501d6"/>
    </style:style>
    <style:style style:name="P113" style:family="paragraph" style:parent-style-name="Standard" style:list-style-name="L3">
      <style:text-properties officeooo:rsid="0047ecf0" officeooo:paragraph-rsid="0047ecf0"/>
    </style:style>
    <style:style style:name="P114" style:family="paragraph" style:parent-style-name="Standard" style:list-style-name="L3">
      <style:text-properties officeooo:rsid="002703a9" officeooo:paragraph-rsid="00452709"/>
    </style:style>
    <style:style style:name="P115" style:family="paragraph" style:parent-style-name="Standard" style:list-style-name="L3">
      <style:text-properties officeooo:rsid="002703a9" officeooo:paragraph-rsid="002703a9"/>
    </style:style>
    <style:style style:name="P116" style:family="paragraph" style:parent-style-name="Standard">
      <style:text-properties officeooo:paragraph-rsid="005bb883"/>
    </style:style>
    <style:style style:name="P117" style:family="paragraph" style:parent-style-name="Table_20_Contents">
      <style:text-properties officeooo:rsid="004fe7bc" officeooo:paragraph-rsid="004fe7bc"/>
    </style:style>
    <style:style style:name="P118" style:family="paragraph" style:parent-style-name="Table_20_Contents">
      <style:text-properties officeooo:rsid="004fe7bc" officeooo:paragraph-rsid="005bb883"/>
    </style:style>
    <style:style style:name="P119" style:family="paragraph" style:parent-style-name="Table_20_Contents">
      <style:text-properties officeooo:rsid="002bae56" officeooo:paragraph-rsid="005bb883"/>
    </style:style>
    <style:style style:name="P120" style:family="paragraph" style:parent-style-name="Table_20_Contents">
      <style:text-properties officeooo:rsid="005bb883" officeooo:paragraph-rsid="005bb883"/>
    </style:style>
    <style:style style:name="P121" style:family="paragraph" style:parent-style-name="Text_20_body" style:list-style-name="L2">
      <style:text-properties officeooo:rsid="0057b682" officeooo:paragraph-rsid="0057b682"/>
    </style:style>
    <style:style style:name="P122" style:family="paragraph" style:parent-style-name="Text_20_body" style:list-style-name="L6">
      <style:text-properties officeooo:rsid="002a42e3" officeooo:paragraph-rsid="0047ecf0"/>
    </style:style>
    <style:style style:name="P123" style:family="paragraph" style:parent-style-name="Text_20_body" style:list-style-name="L7">
      <style:text-properties officeooo:rsid="002a42e3" officeooo:paragraph-rsid="0047ecf0"/>
    </style:style>
    <style:style style:name="P124" style:family="paragraph" style:parent-style-name="Text_20_body" style:list-style-name="L14">
      <style:text-properties officeooo:rsid="002a42e3" officeooo:paragraph-rsid="002a42e3"/>
    </style:style>
    <style:style style:name="P125" style:family="paragraph" style:parent-style-name="Text_20_body" style:list-style-name="L15">
      <style:text-properties officeooo:rsid="002a42e3" officeooo:paragraph-rsid="002a42e3"/>
    </style:style>
    <style:style style:name="P126" style:family="paragraph" style:parent-style-name="Text_20_body" style:list-style-name="L16">
      <style:text-properties officeooo:rsid="002a42e3" officeooo:paragraph-rsid="002a42e3"/>
    </style:style>
    <style:style style:name="P127" style:family="paragraph" style:parent-style-name="Text_20_body" style:list-style-name="L7">
      <style:text-properties officeooo:rsid="003fb2e7" officeooo:paragraph-rsid="0047ecf0"/>
    </style:style>
    <style:style style:name="P128" style:family="paragraph" style:parent-style-name="Text_20_body" style:list-style-name="L12">
      <style:text-properties officeooo:rsid="003fb2e7" officeooo:paragraph-rsid="003fb2e7"/>
    </style:style>
    <style:style style:name="P129" style:family="paragraph" style:parent-style-name="Text_20_body" style:list-style-name="L8">
      <style:text-properties officeooo:rsid="0058f313" officeooo:paragraph-rsid="0058f313"/>
    </style:style>
    <style:style style:name="P130" style:family="paragraph" style:parent-style-name="Text_20_body" style:list-style-name="L11">
      <style:text-properties officeooo:rsid="00467aec" officeooo:paragraph-rsid="00467aec"/>
    </style:style>
    <style:style style:name="P131" style:family="paragraph" style:parent-style-name="Text_20_body" style:list-style-name="L13">
      <style:text-properties officeooo:rsid="00279410" officeooo:paragraph-rsid="00279410"/>
    </style:style>
    <style:style style:name="P132" style:family="paragraph" style:parent-style-name="Text_20_body" style:list-style-name="L15">
      <style:text-properties officeooo:paragraph-rsid="002a42e3"/>
    </style:style>
    <style:style style:name="P133" style:family="paragraph" style:parent-style-name="Text_20_body" style:list-style-name="L17">
      <style:paragraph-properties fo:text-align="justify" style:justify-single-word="false"/>
    </style:style>
    <style:style style:name="P134" style:family="paragraph" style:parent-style-name="Text_20_body" style:list-style-name="L18"/>
    <style:style style:name="P135" style:family="paragraph" style:parent-style-name="Text_20_body" style:list-style-name="L18">
      <style:text-properties officeooo:paragraph-rsid="0049e623"/>
    </style:style>
    <style:style style:name="P136" style:family="paragraph" style:parent-style-name="Text_20_body" style:list-style-name="L19">
      <style:text-properties officeooo:paragraph-rsid="0035e522"/>
    </style:style>
    <style:style style:name="P137" style:family="paragraph" style:parent-style-name="Text_20_body" style:list-style-name="L19">
      <style:text-properties officeooo:paragraph-rsid="0033f44a"/>
    </style:style>
    <style:style style:name="P138" style:family="paragraph" style:parent-style-name="Text_20_body" style:list-style-name="L19">
      <style:text-properties officeooo:rsid="00367df5" officeooo:paragraph-rsid="00367df5"/>
    </style:style>
    <style:style style:name="P139" style:family="paragraph" style:parent-style-name="Text_20_body">
      <style:text-properties officeooo:rsid="005baab3" officeooo:paragraph-rsid="005baab3"/>
    </style:style>
    <style:style style:name="P140" style:family="paragraph" style:parent-style-name="Text_20_body" style:list-style-name="L20">
      <style:paragraph-properties fo:margin-top="0cm" fo:margin-bottom="0.212cm" loext:contextual-spacing="false"/>
      <style:text-properties officeooo:paragraph-rsid="00244187"/>
    </style:style>
    <style:style style:name="T1" style:family="text">
      <style:text-properties style:font-name="Times New Roman1" fo:font-size="10pt" fo:font-style="italic"/>
    </style:style>
    <style:style style:name="T2" style:family="text">
      <style:text-properties fo:font-size="11pt" style:font-size-asian="11pt" style:font-size-complex="11pt"/>
    </style:style>
    <style:style style:name="T3" style:family="text">
      <style:text-properties style:font-name="Courier New"/>
    </style:style>
    <style:style style:name="T4" style:family="text">
      <style:text-properties officeooo:rsid="00185e04"/>
    </style:style>
    <style:style style:name="T5" style:family="text">
      <style:text-properties officeooo:rsid="0019c7f7"/>
    </style:style>
    <style:style style:name="T6" style:family="text">
      <style:text-properties fo:color="#0000ff" fo:font-weight="bold" style:font-weight-asian="bold" style:font-weight-complex="bold"/>
    </style:style>
    <style:style style:name="T7" style:family="text">
      <style:text-properties fo:color="#0000ff" fo:font-weight="bold" officeooo:rsid="001d9308" style:font-weight-asian="bold" style:font-weight-complex="bold"/>
    </style:style>
    <style:style style:name="T8" style:family="text">
      <style:text-properties fo:color="#0000ff" officeooo:rsid="003a900a"/>
    </style:style>
    <style:style style:name="T9" style:family="text">
      <style:text-properties officeooo:rsid="001db212"/>
    </style:style>
    <style:style style:name="T10" style:family="text">
      <style:text-properties officeooo:rsid="00219f59"/>
    </style:style>
    <style:style style:name="T11" style:family="text">
      <style:text-properties officeooo:rsid="002501d6"/>
    </style:style>
    <style:style style:name="T12" style:family="text">
      <style:text-properties officeooo:rsid="002703a9"/>
    </style:style>
    <style:style style:name="T13" style:family="text">
      <style:text-properties officeooo:rsid="002a42e3"/>
    </style:style>
    <style:style style:name="T14" style:family="text">
      <style:text-properties officeooo:rsid="002e75ed"/>
    </style:style>
    <style:style style:name="T15" style:family="text">
      <style:text-properties officeooo:rsid="00318da0"/>
    </style:style>
    <style:style style:name="T16" style:family="text">
      <style:text-properties officeooo:rsid="00332ac7"/>
    </style:style>
    <style:style style:name="T17" style:family="text">
      <style:text-properties officeooo:rsid="0033f44a"/>
    </style:style>
    <style:style style:name="T18" style:family="text">
      <style:text-properties fo:font-variant="normal" fo:text-transform="none" fo:color="#333333" style:font-name="Helvetica Neue" fo:letter-spacing="normal" fo:font-style="normal" fo:font-weight="bold"/>
    </style:style>
    <style:style style:name="T19" style:family="text">
      <style:text-properties fo:font-variant="normal" fo:text-transform="none" fo:color="#333333" style:font-name="Helvetica Neue" fo:font-size="12pt" fo:letter-spacing="normal" fo:font-style="normal" fo:font-weight="normal"/>
    </style:style>
    <style:style style:name="T20" style:family="text">
      <style:text-properties fo:font-variant="normal" fo:text-transform="none" fo:color="#333333" style:font-name="Helvetica Neue" fo:font-size="12pt" fo:letter-spacing="normal" fo:font-style="normal" fo:font-weight="normal" officeooo:rsid="00154a24"/>
    </style:style>
    <style:style style:name="T21" style:family="text">
      <style:text-properties fo:font-variant="normal" fo:text-transform="none" fo:color="#333333" style:font-name="Helvetica Neue" fo:font-size="12pt" fo:letter-spacing="normal" fo:language="zxx" fo:country="none" fo:font-style="normal" fo:font-weight="normal" officeooo:rsid="00154a24" style:language-asian="zxx" style:country-asian="none" style:language-complex="zxx" style:country-complex="none"/>
    </style:style>
    <style:style style:name="T22" style:family="text">
      <style:text-properties fo:font-variant="normal" fo:text-transform="none" fo:color="#333333" style:font-name="Helvetica Neue" fo:font-size="12pt" fo:letter-spacing="normal" fo:language="zxx" fo:country="none" fo:font-style="normal" fo:font-weight="normal" officeooo:rsid="00154a24" style:language-asian="zxx" style:country-asian="none" style:language-complex="zxx" style:country-complex="none" loext:padding="0cm" loext:border="none"/>
    </style:style>
    <style:style style:name="T23" style:family="text">
      <style:text-properties fo:font-variant="normal" fo:text-transform="none" fo:color="#333333" style:font-name="Helvetica Neue" fo:font-size="12pt" fo:letter-spacing="normal" fo:language="zxx" fo:country="none" fo:font-style="normal" fo:font-weight="normal" officeooo:rsid="0015b20d" style:language-asian="zxx" style:country-asian="none" style:language-complex="zxx" style:country-complex="none"/>
    </style:style>
    <style:style style:name="T24" style:family="text">
      <style:text-properties fo:font-variant="normal" fo:text-transform="none" fo:color="#333333" style:font-name="Consolas" fo:font-size="10.5pt" fo:letter-spacing="normal" fo:font-style="normal" fo:font-weight="normal" loext:padding="0cm" loext:border="none"/>
    </style:style>
    <style:style style:name="T25" style:family="text">
      <style:text-properties fo:font-variant="normal" fo:text-transform="none" fo:color="#333333" style:font-name="Consolas" fo:font-size="10.5pt" fo:letter-spacing="normal" fo:font-style="normal" fo:font-weight="normal" officeooo:rsid="00154a24" loext:padding="0cm" loext:border="none"/>
    </style:style>
    <style:style style:name="T26" style:family="text">
      <style:text-properties fo:font-variant="normal" fo:text-transform="none" style:use-window-font-color="true" style:font-name="Consolas1" fo:letter-spacing="normal" fo:font-style="normal" fo:font-weight="normal" fo:background-color="transparent" loext:char-shading-value="0" loext:padding="0cm" loext:border="none"/>
    </style:style>
    <style:style style:name="T27" style:family="text">
      <style:text-properties fo:font-variant="normal" fo:text-transform="none" style:use-window-font-color="true" style:font-name="Consolas1" fo:letter-spacing="normal" fo:font-style="normal" fo:font-weight="bold" fo:background-color="transparent" loext:char-shading-value="0" loext:padding="0cm" loext:border="none"/>
    </style:style>
    <style:style style:name="T28" style:family="text">
      <style:text-properties fo:font-variant="normal" fo:text-transform="none" style:use-window-font-color="true" fo:letter-spacing="normal" fo:background-color="transparent" loext:char-shading-value="0" loext:padding="0cm" loext:border="none"/>
    </style:style>
    <style:style style:name="T29" style:family="text">
      <style:text-properties fo:font-weight="bold" style:font-weight-asian="bold" style:font-weight-complex="bold"/>
    </style:style>
    <style:style style:name="T30" style:family="text">
      <style:text-properties fo:font-weight="bold" officeooo:rsid="00209c03" style:font-weight-asian="bold" style:font-weight-complex="bold"/>
    </style:style>
    <style:style style:name="T31" style:family="text">
      <style:text-properties fo:font-weight="bold" officeooo:rsid="0057f280" style:font-weight-asian="bold" style:font-weight-complex="bold"/>
    </style:style>
    <style:style style:name="T32" style:family="text">
      <style:text-properties officeooo:rsid="00392fa8"/>
    </style:style>
    <style:style style:name="T33" style:family="text">
      <style:text-properties fo:font-style="italic" style:font-style-asian="italic" style:font-style-complex="italic"/>
    </style:style>
    <style:style style:name="T34" style:family="text">
      <style:text-properties fo:font-style="italic" officeooo:rsid="00439245" style:font-style-asian="italic" style:font-style-complex="italic"/>
    </style:style>
    <style:style style:name="T35" style:family="text">
      <style:text-properties fo:font-style="italic" officeooo:rsid="003fb2e7" style:font-style-asian="italic" style:font-style-complex="italic"/>
    </style:style>
    <style:style style:name="T36" style:family="text">
      <style:text-properties fo:font-style="italic" officeooo:rsid="0057b682" style:font-style-asian="italic" style:font-style-complex="italic"/>
    </style:style>
    <style:style style:name="T37" style:family="text">
      <style:text-properties fo:font-style="italic" officeooo:rsid="0057f280"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3e7040"/>
    </style:style>
    <style:style style:name="T40" style:family="text">
      <style:text-properties officeooo:rsid="003fb2e7"/>
    </style:style>
    <style:style style:name="T41" style:family="text">
      <style:text-properties officeooo:rsid="004292aa"/>
    </style:style>
    <style:style style:name="T42" style:family="text">
      <style:text-properties officeooo:rsid="00439245"/>
    </style:style>
    <style:style style:name="T43" style:family="text">
      <style:text-properties officeooo:rsid="0047ecf0"/>
    </style:style>
    <style:style style:name="T44" style:family="text">
      <style:text-properties officeooo:rsid="004875bd"/>
    </style:style>
    <style:style style:name="T45" style:family="text">
      <style:text-properties officeooo:rsid="0048f242"/>
    </style:style>
    <style:style style:name="T46" style:family="text">
      <style:text-properties officeooo:rsid="0049e623"/>
    </style:style>
    <style:style style:name="T47" style:family="text">
      <style:text-properties officeooo:rsid="004be395"/>
    </style:style>
    <style:style style:name="T48" style:family="text">
      <style:text-properties officeooo:rsid="004fe7bc"/>
    </style:style>
    <style:style style:name="T49" style:family="text">
      <style:text-properties officeooo:rsid="0053661b"/>
    </style:style>
    <style:style style:name="T50" style:family="text">
      <style:text-properties officeooo:rsid="00193668"/>
    </style:style>
    <style:style style:name="T51" style:family="text">
      <style:text-properties fo:color="#a71d5d"/>
    </style:style>
    <style:style style:name="T52" style:family="text">
      <style:text-properties fo:color="#0086b3"/>
    </style:style>
    <style:style style:name="T53" style:family="text">
      <style:text-properties fo:color="#df5000"/>
    </style:style>
    <style:style style:name="T54" style:family="text">
      <style:text-properties fo:color="#df5000" style:font-name="Consolas" fo:font-size="10.5pt" fo:font-style="normal" fo:font-weight="normal"/>
    </style:style>
    <style:style style:name="T55" style:family="text">
      <style:text-properties officeooo:rsid="00154a24"/>
    </style:style>
    <style:style style:name="T56" style:family="text">
      <style:text-properties officeooo:rsid="0015b20d"/>
    </style:style>
    <style:style style:name="T57" style:family="text">
      <style:text-properties style:font-name="Inconsolata" fo:background-color="#f7fafb" loext:char-shading-value="0" loext:padding-left="0.079cm" loext:padding-right="0.079cm" loext:padding-top="0.049cm" loext:padding-bottom="0.049cm" loext:border="0.06pt solid #e3edf3"/>
    </style:style>
    <style:style style:name="T58" style:family="text">
      <style:text-properties officeooo:rsid="0015d03e"/>
    </style:style>
    <style:style style:name="T59" style:family="text">
      <style:text-properties style:use-window-font-color="true" officeooo:rsid="0015d03e"/>
    </style:style>
    <style:style style:name="T60" style:family="text">
      <style:text-properties fo:color="#4a4a4a" officeooo:rsid="0015d03e"/>
    </style:style>
    <style:style style:name="T61" style:family="text">
      <style:text-properties officeooo:rsid="00171884"/>
    </style:style>
    <style:style style:name="T62" style:family="text">
      <style:text-properties fo:color="#969896"/>
    </style:style>
    <style:style style:name="T63" style:family="text">
      <style:text-properties fo:color="#969896" style:font-name="Consolas" fo:font-size="10.5pt" fo:font-style="normal" fo:font-weight="normal"/>
    </style:style>
    <style:style style:name="T64" style:family="text">
      <style:text-properties fo:color="#63a35c"/>
    </style:style>
    <style:style style:name="T65" style:family="text">
      <style:text-properties officeooo:rsid="0057060d"/>
    </style:style>
    <style:style style:name="T66" style:family="text">
      <style:text-properties officeooo:rsid="0057b682"/>
    </style:style>
    <style:style style:name="T67" style:family="text">
      <style:text-properties fo:font-style="normal"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057f280"/>
    </style:style>
    <style:style style:name="T70" style:family="text">
      <style:text-properties officeooo:rsid="0058f313"/>
    </style:style>
    <style:style style:name="T71" style:family="text">
      <style:text-properties officeooo:rsid="0059e64f"/>
    </style:style>
    <style:style style:name="T72" style:family="text">
      <style:text-properties officeooo:rsid="005bb8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7"><text:a xlink:type="simple" xlink:href="#__RefHeading__6574_252506152" text:style-name="Index_20_Link" text:visited-style-name="Index_20_Link">Modificaciones realizadas en este documento<text:tab/>1</text:a></text:p>
          <text:p text:style-name="P76"><text:a xlink:type="simple" xlink:href="#__RefHeading__6576_252506152" text:style-name="Index_20_Link" text:visited-style-name="Index_20_Link">Creación 22/10/15<text:tab/>1</text:a></text:p>
          <text:p text:style-name="P77"><text:a xlink:type="simple" xlink:href="#__RefHeading__6578_252506152" text:style-name="Index_20_Link" text:visited-style-name="Index_20_Link">Normas de obligado cumplimiento<text:tab/>2</text:a></text:p>
          <text:p text:style-name="P77"><text:a xlink:type="simple" xlink:href="#__RefHeading__6580_252506152" text:style-name="Index_20_Link" text:visited-style-name="Index_20_Link">Comentarios<text:tab/>2</text:a></text:p>
          <text:p text:style-name="P77"><text:a xlink:type="simple" xlink:href="#__RefHeading__6582_252506152" text:style-name="Index_20_Link" text:visited-style-name="Index_20_Link">Calendario<text:tab/>3</text:a></text:p>
          <text:p text:style-name="P77"><text:a xlink:type="simple" xlink:href="#__RefHeading__6584_252506152" text:style-name="Index_20_Link" text:visited-style-name="Index_20_Link">1. Gestión de tareas (Ptos 6)<text:tab/>3</text:a></text:p>
          <text:p text:style-name="P76"><text:a xlink:type="simple" xlink:href="#__RefHeading___Toc2762_2139724976" text:style-name="Index_20_Link" text:visited-style-name="Index_20_Link">Ver la lista de tareas. (Adm. y ope.).<text:tab/>5</text:a></text:p>
          <text:p text:style-name="P76"><text:a xlink:type="simple" xlink:href="#__RefHeading___Toc2764_2139724976" text:style-name="Index_20_Link" text:visited-style-name="Index_20_Link">Añadir un nueva tarea (Adm.)<text:tab/>6</text:a></text:p>
          <text:p text:style-name="P76"><text:a xlink:type="simple" xlink:href="#__RefHeading___Toc2766_2139724976" text:style-name="Index_20_Link" text:visited-style-name="Index_20_Link">Modificar datos de una tarea (Adm.)<text:tab/>6</text:a></text:p>
          <text:p text:style-name="P76"><text:a xlink:type="simple" xlink:href="#__RefHeading___Toc2768_2139724976" text:style-name="Index_20_Link" text:visited-style-name="Index_20_Link">Eliminar una tarea.<text:tab/>6</text:a></text:p>
          <text:p text:style-name="P76"><text:a xlink:type="simple" xlink:href="#__RefHeading___Toc2770_2139724976" text:style-name="Index_20_Link" text:visited-style-name="Index_20_Link">Completar una tarea .<text:tab/>6</text:a></text:p>
          <text:p text:style-name="P76"><text:a xlink:type="simple" xlink:href="#__RefHeading___Toc2772_2139724976" text:style-name="Index_20_Link" text:visited-style-name="Index_20_Link">Buscar o filtrar tareas utilizando distintos campos.<text:tab/>6</text:a></text:p>
          <text:p text:style-name="P76"><text:a xlink:type="simple" xlink:href="#__RefHeading___Toc2774_2139724976" text:style-name="Index_20_Link" text:visited-style-name="Index_20_Link">Consideraciones finales<text:tab/>7</text:a></text:p>
          <text:p text:style-name="P77"><text:a xlink:type="simple" xlink:href="#__RefHeading__6586_252506152" text:style-name="Index_20_Link" text:visited-style-name="Index_20_Link">2. Instalador de la aplicación (1 ptos)<text:tab/>7</text:a></text:p>
          <text:p text:style-name="P77"><text:a xlink:type="simple" xlink:href="#__RefHeading__6588_252506152" text:style-name="Index_20_Link" text:visited-style-name="Index_20_Link">3. Gestión de tareas mejorada<text:tab/>8</text:a></text:p>
          <text:p text:style-name="P76"><text:a xlink:type="simple" xlink:href="#__RefHeading__6590_252506152" text:style-name="Index_20_Link" text:visited-style-name="Index_20_Link">1. Diseño de aplicación modular (? ptos).<text:tab/>8</text:a></text:p>
          <text:p text:style-name="P76"><text:a xlink:type="simple" xlink:href="#__RefHeading__6592_252506152" text:style-name="Index_20_Link" text:visited-style-name="Index_20_Link">2. Soporte para múltiples zonas (? ptos).<text:tab/>8</text:a></text:p>
          <text:p text:style-name="P76"><text:a xlink:type="simple" xlink:href="#__RefHeading__6594_252506152" text:style-name="Index_20_Link" text:visited-style-name="Index_20_Link">3. Validación de usuario (? ptos).<text:tab/>9</text:a></text:p>
          <text:p text:style-name="P76"><text:a xlink:type="simple" xlink:href="#__RefHeading__6596_252506152" text:style-name="Index_20_Link" text:visited-style-name="Index_20_Link">4. Validación de multiples usuarios (? ptos).<text:tab/>9</text:a></text:p>
          <text:p text:style-name="P76"><text:a xlink:type="simple" xlink:href="#__RefHeading__6598_252506152" text:style-name="Index_20_Link" text:visited-style-name="Index_20_Link">5. Documentación de la aplicación (? pto).<text:tab/>9</text:a></text:p>
          <text:p text:style-name="P76"><text:a xlink:type="simple" xlink:href="#__RefHeading__6600_252506152" text:style-name="Index_20_Link" text:visited-style-name="Index_20_Link">6. Control de versiones (? pto).<text:tab/>10</text:a></text:p>
          <text:p text:style-name="P76"><text:a xlink:type="simple" xlink:href="#__RefHeading__6602_252506152" text:style-name="Index_20_Link" text:visited-style-name="Index_20_Link">7. Configuración de parámetros (? ptos).<text:tab/>10</text:a></text:p>
          <text:p text:style-name="P77"><text:a xlink:type="simple" xlink:href="#__RefHeading__6604_252506152" text:style-name="Index_20_Link" text:visited-style-name="Index_20_Link">Comentarios y evaluación<text:tab/>10</text:a></text:p>
          <text:p text:style-name="P76"><text:a xlink:type="simple" xlink:href="#__RefHeading__6606_252506152" text:style-name="Index_20_Link" text:visited-style-name="Index_20_Link">Puntuación ejercicios<text:tab/>11</text:a></text:p>
          <text:p text:style-name="P75"><text:a xlink:type="simple" xlink:href="#__RefHeading__6608_252506152" text:style-name="Index_20_Link" text:visited-style-name="Index_20_Link">Criterios de evaluación<text:tab/>11</text:a></text:p>
          <text:p text:style-name="P76"><text:a xlink:type="simple" xlink:href="#__RefHeading__6610_252506152" text:style-name="Index_20_Link" text:visited-style-name="Index_20_Link">Instrucciones para entregar la práctica<text:tab/>11</text:a></text:p>
          <text:p text:style-name="P77"><text:a xlink:type="simple" xlink:href="#__RefHeading__6612_252506152" text:style-name="Index_20_Link" text:visited-style-name="Index_20_Link">Anexo I – Programas de generación automática de documentación<text:tab/>12</text:a></text:p>
          <text:p text:style-name="P75"><text:a xlink:type="simple" xlink:href="#__RefHeading__6614_252506152" text:style-name="Index_20_Link" text:visited-style-name="Index_20_Link">Apigen<text:tab/>12</text:a></text:p>
          <text:p text:style-name="P78"><text:a xlink:type="simple" xlink:href="#__RefHeading___Toc2776_2139724976" text:style-name="Index_20_Link" text:visited-style-name="Index_20_Link">Instalacion en Windows<text:tab/>12</text:a></text:p>
          <text:p text:style-name="P78"><text:a xlink:type="simple" xlink:href="#__RefHeading___Toc2778_2139724976" text:style-name="Index_20_Link" text:visited-style-name="Index_20_Link">Opciones – apigen.neon<text:tab/>13</text:a></text:p>
          <text:p text:style-name="P78"><text:a xlink:type="simple" xlink:href="#__RefHeading__6618_252506152" text:style-name="Index_20_Link" text:visited-style-name="Index_20_Link">Modificación de apigen.bat<text:tab/>16</text:a></text:p>
          <text:p text:style-name="P77"><text:a xlink:type="simple" xlink:href="#__RefHeading__6620_252506152" text:style-name="Index_20_Link" text:visited-style-name="Index_20_Link">Anexo II – Control de versiones<text:tab/>16</text:a></text:p>
        </text:index-body>
      </text:table-of-content>
      <text:h text:style-name="Heading_20_1" text:outline-level="1"/>
      <text:h text:style-name="Heading_20_1" text:outline-level="1"><text:bookmark-start text:name="__RefHeading__6574_252506152"/><text:bookmark text:name="_Toc120351128"/><text:bookmark text:name="_Toc120351142"/><text:bookmark text:name="_Toc226962073"/>Modificaciones realizadas en este documento<text:bookmark-end text:name="__RefHeading__6574_252506152"/></text:h>
      <text:h text:style-name="Heading_20_2" text:outline-level="2"><text:bookmark-start text:name="__RefHeading__6576_252506152"/><text:bookmark text:name="_Toc120351143"/><text:bookmark text:name="_Toc226962074"/>Creación <text:span text:style-name="T66">22/10/15</text:span><text:bookmark-end text:name="__RefHeading__6576_252506152"/></text:h>
      <text:list xml:id="list262439338592651864" text:style-name="L1">
        <text:list-item>
          <text:p text:style-name="P91">Creación del documento. <text:span text:style-name="T48">Pendiente de revisión en calendario</text:span></text:p>
        </text:list-item>
        <text:list-item>
          <text:p text:style-name="P92">Pendiente revisión de inclusión apartado 3</text:p>
        </text:list-item>
      </text:list>
      <text:h text:style-name="Heading_20_1" text:outline-level="1"><text:bookmark-start text:name="__RefHeading__6578_252506152"/><text:bookmark text:name="_Toc226962076"/><text:soft-page-break/>Normas de obligado cumplimiento<text:bookmark-end text:name="__RefHeading__6578_252506152"/></text:h>
      <text:p text:style-name="Text_20_body">Para la realización de la aplicación será <text:span text:style-name="T29">oblig</text:span><text:span text:style-name="T30">a</text:span><text:span text:style-name="T29">torio el uso del patrón MVC</text:span> en el desarrollo de los problemas. Se valorará igualmente cualquier uso de otro tipo de patrones de software disponibles.</text:p>
      <text:p text:style-name="Text_20_body">El acceso a la base de datos se realizará utilizando una <text:span text:style-name="T29">capa de abstracción de datos creada por vosotros</text:span>, utilizando <text:span text:style-name="T41">un enfoque</text:span> de POO.</text:p>
      <text:p text:style-name="Text_20_body">Los problemas deberán ser documentados con comentarios, indicando en cada fichero con código php el autor, la fecha de creación, la versión del fichero. </text:p>
      <text:p text:style-name="Text_20_body">Se documentará cada una de las funciones y variables de clase que se creen utilizando el formato <text:span text:style-name="T16">algún programa de documentación automática (ApiGen).</text:span></text:p>
      <text:p text:style-name="Text_20_body">Básicamente lo que debéis hacer es abrir comentarios de tipo bloque <text:span text:style-name="T3">/** .... */</text:span> delante de cada función y variable de clase, y el entorno se encargará de generaros automáticamente las <text:a xlink:type="simple" xlink:href="http://en.wikipedia.org/wiki/PHPDoc#Tags" text:style-name="Internet_20_link" text:visited-style-name="Visited_20_Internet_20_Link">etiquetas</text:a> (<text:span text:style-name="T3">@...</text:span>) pertinentes</text:p>
      <text:h text:style-name="Heading_20_1" text:outline-level="1"><text:bookmark-start text:name="__RefHeading__6580_252506152"/>Comentarios<text:bookmark-end text:name="__RefHeading__6580_252506152"/></text:h>
      <text:p text:style-name="Text_20_body">Cada problema de los expuestos a continuación se creará en una carpeta independiente, que llamaréis “Problema 1”, “Problema 2”, etc. </text:p>
      <text:p text:style-name="Text_20_body">Cada carpeta que contiene los problemas tendrá la siguiente estructura:</text:p>
      <table:table table:name="Tabla3" table:style-name="Tabla3">
        <table:table-column table:style-name="Tabla3.A"/>
        <table:table-column table:style-name="Tabla3.B"/>
        <table:table-column table:style-name="Tabla3.C"/>
        <table:table-row>
          <table:table-cell table:style-name="Tabla3.A1" office:value-type="string">
            <text:p text:style-name="Table_20_Contents">Tipo</text:p>
          </table:table-cell>
          <table:table-cell table:style-name="Tabla3.A1" office:value-type="string">
            <text:p text:style-name="Table_20_Contents">Elemento</text:p>
          </table:table-cell>
          <table:table-cell table:style-name="Tabla3.C1" office:value-type="string">
            <text:p text:style-name="Table_20_Contents">Descripción</text:p>
          </table:table-cell>
        </table:table-row>
        <table:table-row>
          <table:table-cell table:style-name="Tabla3.A2" office:value-type="string">
            <text:p text:style-name="Table_20_Contents"><text:s/><draw:frame draw:style-name="fr3" draw:name="gráficos3" text:anchor-type="as-char" svg:width="0.646cm" svg:height="0.584cm" draw:z-index="39"><draw:image xlink:href="Pictures/10000000000000CC000000CCF13CAF2716ECB2B9.jpg" xlink:type="simple" xlink:show="embed" xlink:actuate="onLoad"/></draw:frame></text:p>
          </table:table-cell>
          <table:table-cell table:style-name="Tabla3.A2" office:value-type="string">
            <text:p text:style-name="Table_20_Contents">app</text:p>
          </table:table-cell>
          <table:table-cell table:style-name="Tabla3.C2" office:value-type="string">
            <text:p text:style-name="Table_20_Contents">Carpeta que contiene los ficheros de la aplicación. Controladores, vistas y modelos cada uno organizado en sus respectivas carpetas</text:p>
          </table:table-cell>
        </table:table-row>
        <table:table-row>
          <table:table-cell table:style-name="Tabla3.A2" office:value-type="string">
            <text:p text:style-name="Table_20_Contents"/>
          </table:table-cell>
          <table:table-cell table:style-name="Tabla3.A2" office:value-type="string">
            <text:p text:style-name="P37"><text:s/>index.php</text:p>
          </table:table-cell>
          <table:table-cell table:style-name="Tabla3.C2" office:value-type="string">
            <text:p text:style-name="Table_20_Contents">Este fichero arrancará la aplicación </text:p>
          </table:table-cell>
        </table:table-row>
        <table:table-row>
          <table:table-cell table:style-name="Tabla3.A2" office:value-type="string">
            <text:p text:style-name="Table_20_Contents"/>
          </table:table-cell>
          <table:table-cell table:style-name="Tabla3.A2" office:value-type="string">
            <text:p text:style-name="P43">config.php</text:p>
          </table:table-cell>
          <table:table-cell table:style-name="Tabla3.C2" office:value-type="string">
            <text:p text:style-name="Table_20_Contents">En este fichero se incluirán parámetros de configuración de la aplicación, como:</text:p>
            <text:p text:style-name="Table_20_Contents">- Usuario y clave para acceder a la base de datos</text:p>
            <text:p text:style-name="Table_20_Contents">- Nombre de la base de datos</text:p>
            <text:p text:style-name="Table_20_Contents">Cualquier otra información que consideréis relevante <text:span text:style-name="T4">como</text:span></text:p>
            <text:p text:style-name="P24">- ruta url de la aplicación</text:p>
            <text:p text:style-name="P24">- ruta absoluta dentro del servidor</text:p>
            <text:p text:style-name="P24">...</text:p>
            <text:p text:style-name="P25">Todo lo anterior se almacenará en variable de PHP que luego se utilizarán en la aplicación.</text:p>
          </table:table-cell>
        </table:table-row>
        <table:table-row>
          <table:table-cell table:style-name="Tabla3.A2" office:value-type="string">
            <text:p text:style-name="Table_20_Contents"/>
          </table:table-cell>
          <table:table-cell table:style-name="Tabla3.A2" office:value-type="string">
            <text:p text:style-name="P39"><draw:frame draw:style-name="fr3" draw:name="gráficos5" text:anchor-type="as-char" svg:width="0.646cm" svg:height="0.584cm" draw:z-index="35"><draw:image xlink:href="Pictures/10000000000000CC000000CCF13CAF2716ECB2B9.jpg" xlink:type="simple" xlink:show="embed" xlink:actuate="onLoad"/></draw:frame> controlllers</text:p>
            <text:p text:style-name="P39"><draw:frame draw:style-name="fr3" draw:name="gráficos6" text:anchor-type="as-char" svg:width="0.646cm" svg:height="0.584cm" draw:z-index="36"><draw:image xlink:href="Pictures/10000000000000CC000000CCF13CAF2716ECB2B9.jpg" xlink:type="simple" xlink:show="embed" xlink:actuate="onLoad"/></draw:frame>views</text:p>
            <text:p text:style-name="P39"><draw:frame draw:style-name="fr3" draw:name="gráficos7" text:anchor-type="as-char" svg:width="0.646cm" svg:height="0.584cm" draw:z-index="37"><draw:image xlink:href="Pictures/10000000000000CC000000CCF13CAF2716ECB2B9.jpg" xlink:type="simple" xlink:show="embed" xlink:actuate="onLoad"/></draw:frame>models</text:p>
            <text:p text:style-name="P39">...</text:p>
          </table:table-cell>
          <table:table-cell table:style-name="Tabla3.C2" office:value-type="string">
            <text:p text:style-name="P28">Carpetas en las que almacenaremos las distintas partes de la aplicación</text:p>
          </table:table-cell>
        </table:table-row>
        <text:soft-page-break/>
        <table:table-row>
          <table:table-cell table:style-name="Tabla3.A2" office:value-type="string">
            <text:p text:style-name="Table_20_Contents"><draw:frame draw:style-name="fr3" draw:name="gráficos8" text:anchor-type="as-char" svg:width="0.646cm" svg:height="0.584cm" draw:z-index="38"><draw:image xlink:href="Pictures/10000000000000CC000000CCF13CAF2716ECB2B9.jpg" xlink:type="simple" xlink:show="embed" xlink:actuate="onLoad"/></draw:frame></text:p>
          </table:table-cell>
          <table:table-cell table:style-name="Tabla3.A2" office:value-type="string">
            <text:p text:style-name="Table_20_Contents">install</text:p>
          </table:table-cell>
          <table:table-cell table:style-name="Tabla3.C2" office:value-type="string">
            <text:p text:style-name="Table_20_Contents">En esta carpeta se incluirá cualquier información que se consideré relevante para instalar la aplicación.</text:p>
          </table:table-cell>
        </table:table-row>
        <table:table-row>
          <table:table-cell table:style-name="Tabla3.A2" office:value-type="string">
            <text:p text:style-name="Table_20_Contents"/>
          </table:table-cell>
          <table:table-cell table:style-name="Tabla3.A2" office:value-type="string">
            <text:p text:style-name="P38">b<text:span text:style-name="T4">d</text:span>.sql</text:p>
          </table:table-cell>
          <table:table-cell table:style-name="Tabla3.C2" office:value-type="string">
            <text:p text:style-name="Table_20_Contents">Fichero que contiene un script sql que crea la base de datos que utilizará el programa. En el script se creará</text:p>
            <text:p text:style-name="Table_20_Contents">- La base de datos</text:p>
            <text:p text:style-name="Table_20_Contents">- La estructura de las tablas</text:p>
            <text:p text:style-name="Table_20_Contents">- Los usuarios si utilizase algúno diferente</text:p>
          </table:table-cell>
        </table:table-row>
        <table:table-row>
          <table:table-cell table:style-name="Tabla3.A2" office:value-type="string">
            <text:p text:style-name="Table_20_Contents"><draw:frame draw:style-name="fr3" draw:name="gráficos10" text:anchor-type="as-char" svg:width="0.646cm" svg:height="0.584cm" draw:z-index="40"><draw:image xlink:href="Pictures/10000000000000CC000000CCF13CAF2716ECB2B9.jpg" xlink:type="simple" xlink:show="embed" xlink:actuate="onLoad"/></draw:frame></text:p>
          </table:table-cell>
          <table:table-cell table:style-name="Tabla3.A2" office:value-type="string">
            <text:p text:style-name="Table_20_Contents">Doc</text:p>
          </table:table-cell>
          <table:table-cell table:style-name="Tabla3.C2" office:value-type="string">
            <text:p text:style-name="Table_20_Contents">Documentación de la aplicación.</text:p>
          </table:table-cell>
        </table:table-row>
        <table:table-row>
          <table:table-cell table:style-name="Tabla3.A2" office:value-type="string">
            <text:p text:style-name="Table_20_Contents"><draw:frame draw:style-name="fr3" draw:name="gráficos12" text:anchor-type="as-char" svg:width="0.646cm" svg:height="0.584cm" draw:z-index="41"><draw:image xlink:href="Pictures/10000000000000CC000000CCF13CAF2716ECB2B9.jpg" xlink:type="simple" xlink:show="embed" xlink:actuate="onLoad"/></draw:frame></text:p>
          </table:table-cell>
          <table:table-cell table:style-name="Tabla3.A2" office:value-type="string">
            <text:p text:style-name="P26">Assets</text:p>
            <text:p text:style-name="P42"><text:span text:style-name="T10"><draw:frame draw:style-name="fr3" draw:name="gráficos15" text:anchor-type="as-char" svg:width="0.646cm" svg:height="0.584cm" draw:z-index="43"><draw:image xlink:href="Pictures/10000000000000CC000000CCF13CAF2716ECB2B9.jpg" xlink:type="simple" xlink:show="embed" xlink:actuate="onLoad"/></draw:frame></text:span><text:span text:style-name="T10">css</text:span></text:p>
            <text:p text:style-name="P41"><text:span text:style-name="T10"><draw:frame draw:style-name="fr3" draw:name="gráficos14" text:anchor-type="as-char" svg:width="0.646cm" svg:height="0.584cm" draw:z-index="44"><draw:image xlink:href="Pictures/10000000000000CC000000CCF13CAF2716ECB2B9.jpg" xlink:type="simple" xlink:show="embed" xlink:actuate="onLoad"/></draw:frame></text:span><text:span text:style-name="T10">img</text:span></text:p>
            <text:p text:style-name="P40"><text:span text:style-name="T10"><draw:frame draw:style-name="fr3" draw:name="gráficos13" text:anchor-type="as-char" svg:width="0.646cm" svg:height="0.584cm" draw:z-index="42"><draw:image xlink:href="Pictures/10000000000000CC000000CCF13CAF2716ECB2B9.jpg" xlink:type="simple" xlink:show="embed" xlink:actuate="onLoad"/></draw:frame></text:span><text:span text:style-name="T10">js</text:span></text:p>
          </table:table-cell>
          <table:table-cell table:style-name="Tabla3.C2" office:value-type="string">
            <text:p text:style-name="P27">Imagenes, ficheros de estilo (css), fichero de script (js), y otro tipo de ficheros.</text:p>
          </table:table-cell>
        </table:table-row>
      </table:table>
      <text:p text:style-name="Text_20_body"/>
      <text:p text:style-name="Text_20_body">Los problemas tienen como propósito obligaros a que trabajéis los contenidos vistos <text:s/>así como que profundicéis en vuestros conocimientos sobre la metodología de la programación (como resolver los problemas). Esta práctica está pensada para que la realicéis en clase completando el trabajo en vuestra casa. Ante cualquier duda acerca de cómo afrontar un problema deberíais preguntar al profesor al respecto para que el os oriente. </text:p>
      <text:p text:style-name="Text_20_body">Cada problema tendrá una fecha de entrega, fecha en la cual debereríais tener completado<text:span text:style-name="T5"> el ejercicio,</text:span> <text:span text:style-name="T5">e</text:span>sta fecha es orientativa y tiene por objeto evitar que os durmáis en los laureles, <text:span text:style-name="T5">tan solo es obligatorio tenerlo todo completo en la fecha de entrega.</text:span></text:p>
      <text:p text:style-name="Text_20_body">Los problemas, <text:span text:style-name="T6">obligatoriamente deberéis enseñarselos al profesor funcionando en clase </text:span><text:span text:style-name="T7">antes de la fecha tope de entrega</text:span>.</text:p>
      <text:p text:style-name="P139">Al entregar la práctica deberéis rellenar un cuestionario, y luego en clase explicar y demostrar el funcionamiento de la práctica al profesor.</text:p>
      <text:h text:style-name="Heading_20_1" text:outline-level="1"><text:bookmark-start text:name="__RefHeading__6582_252506152"/>Calendario<text:bookmark-end text:name="__RefHeading__6582_252506152"/></text:h>
      <table:table table:name="Tabla2" table:style-name="Tabla2">
        <table:table-column table:style-name="Tabla2.A"/>
        <table:table-column table:style-name="Tabla2.B"/>
        <table:table-row>
          <table:table-cell table:style-name="Tabla2.A1" office:value-type="string">
            <text:p text:style-name="P35">1<text:span text:style-name="T72">3</text:span>de noviembre</text:p>
          </table:table-cell>
          <table:table-cell table:style-name="Tabla2.B1" office:value-type="string">
            <text:p text:style-name="Table_20_Contents">1. <text:span text:style-name="T48">Gestión de tareas</text:span></text:p>
          </table:table-cell>
        </table:table-row>
        <table:table-row>
          <table:table-cell table:style-name="Tabla2.A2" office:value-type="string">
            <text:p text:style-name="P35">2<text:span text:style-name="T72">0</text:span> de noviembre</text:p>
          </table:table-cell>
          <table:table-cell table:style-name="Tabla2.B2" office:value-type="string">
            <text:p text:style-name="P120">2. Instalador</text:p>
          </table:table-cell>
        </table:table-row>
        <table:table-row>
          <table:table-cell table:style-name="Tabla2.A2" office:value-type="string">
            <text:p text:style-name="P35"><text:span text:style-name="T72">1</text:span> de <text:span text:style-name="T72">diciembre</text:span></text:p>
          </table:table-cell>
          <table:table-cell table:style-name="Tabla2.B2" office:value-type="string">
            <text:p text:style-name="P120">Fin del bloque 1 y fecha de finalización de práctica</text:p>
          </table:table-cell>
        </table:table-row>
        <table:table-row>
          <table:table-cell table:style-name="Tabla2.A2" office:value-type="string">
            <text:p text:style-name="P36">9 de diciembre</text:p>
          </table:table-cell>
          <table:table-cell table:style-name="Tabla2.B2" office:value-type="string">
            <text:p text:style-name="Table_20_Contents">Entrega de la práctica</text:p>
          </table:table-cell>
        </table:table-row>
        <table:table-row>
          <table:table-cell table:style-name="Tabla2.A5" office:value-type="string">
            <text:p text:style-name="P36">2 o 9 de diciembre</text:p>
          </table:table-cell>
          <table:table-cell table:style-name="Tabla2.B5" office:value-type="string">
            <text:p text:style-name="P32">Examen evaluación</text:p>
          </table:table-cell>
        </table:table-row>
      </table:table>
      <text:p text:style-name="Text_20_body"/>
      <text:h text:style-name="Heading_20_1" text:outline-level="1"><text:bookmark-start text:name="__RefHeading__6584_252506152"/><text:bookmark text:name="_Toc226962078"/><text:soft-page-break/>1. <text:span text:style-name="T15">Gestión de tareas</text:span> <text:span text:style-name="T5">(Ptos 6)</text:span><text:bookmark-end text:name="__RefHeading__6584_252506152"/></text:h>
      <text:p text:style-name="P19">La <text:span text:style-name="T66">empresa de jardineria</text:span> "<text:span text:style-name="T66">Paco's Garden</text:span> S.L" <text:s/><text:span text:style-name="T66">se dedica a llevar el mantenimiento de jardines de empresas, comunidades de vecinos, etc. Debido a la mejora económica la empresa ha aumentado enormemente su clientela en los últimos tiempos y su carga de trabajo ha aumentado lo que le ha permitido contratar nuevo personal. Para llevar un control preciso del trabajo a realizar precisa implementar un gestor de tareas que facilite el control y seguimiento de los trabajos que tiene encargados. Para ello</text:span> nos ha encargado la realización de una aplicación web <text:span text:style-name="T66">que permita llevar dicho control y permita a cada operario en cada momento saber las tareas que tiene pendientes y notificar cualquier incidencia o contratiempo que se produzca en la realización de las mismas.</text:span></text:p>
      <text:p text:style-name="P20">La aplicación tendrá dos tipos de usuarios diferenciados:</text:p>
      <text:list xml:id="list3190786675368620887" text:style-name="L2">
        <text:list-item>
          <text:p text:style-name="P121">Los administrativos: serán los encargados de crear nuevas tareas y supervisar las mismas.</text:p>
        </text:list-item>
        <text:list-item>
          <text:p text:style-name="P121">Los operarios cambiarán el estado de las tareas y realizarán anotaciones en las mismas, limitandose solamente a cambiar los campos en los que ellos trabajan.</text:p>
        </text:list-item>
      </text:list>
      <text:p text:style-name="P20">Debido a que estamos comenzando a trabajar, en una primera aproximación realizaremos una interfaz común para administrativos y operarios, pero teniendo presente que las operaciones a realizar son diferentes <text:span text:style-name="T69">y puede que en un futuro estén separadas</text:span>.</text:p>
      <text:p text:style-name="Text_20_body"><text:span text:style-name="T42">Nuestra aplicación web nos permitirá realizar las siguientes operaciones</text:span>:</text:p>
      <text:list xml:id="list3640330175904035127" text:style-name="L3">
        <text:list-item>
          <text:p text:style-name="P94">Ver la lista de <text:span text:style-name="T66">tareas</text:span>. <text:span text:style-name="T66">(Adm. y ope.) </text:span></text:p>
        </text:list-item>
        <text:list-item>
          <text:p text:style-name="P93">Añadir un nuev<text:span text:style-name="T66">a</text:span> <text:span text:style-name="T66">tarea. (Adm.)</text:span></text:p>
        </text:list-item>
        <text:list-item>
          <text:p text:style-name="P94">Modificar <text:span text:style-name="T14">datos de </text:span>un<text:span text:style-name="T66">a tarea</text:span>. <text:span text:style-name="T66">(Adm.)</text:span></text:p>
        </text:list-item>
        <text:list-item>
          <text:p text:style-name="P94">Eliminar un<text:span text:style-name="T66">a</text:span> <text:span text:style-name="T66">tarea</text:span>. <text:span text:style-name="T4">Confirmando la operación para evitar errores. (Adm.)</text:span></text:p>
        </text:list-item>
        <text:list-item>
          <text:p text:style-name="P97"><text:span text:style-name="T70">Completar </text:span>una tarea incluyendo anotaciones si se precisan (ope.)</text:p>
        </text:list-item>
        <text:list-item>
          <text:p text:style-name="P95">Buscar <text:span text:style-name="T69">o filtrar tareas</text:span> utilizando distintos campos. <text:span text:style-name="T66">(Adm. y ope.) </text:span></text:p>
        </text:list-item>
      </text:list>
      <text:p text:style-name="Standard"/>
      <text:p text:style-name="Standard">La información que almacenaremos sobre l<text:span text:style-name="T66">a</text:span>s <text:span text:style-name="T66">tareas</text:span> será la siguiente:</text:p>
      <text:list xml:id="list2739189999975601959" text:style-name="L4">
        <text:list-item>
          <text:p text:style-name="P98"><text:span text:style-name="T33">Descripción:</text:span><text:span text:style-name="T38"> </text:span><text:span text:style-name="T68">Texto descriptivo identificativo de la tarea</text:span></text:p>
        </text:list-item>
        <text:list-item>
          <text:p text:style-name="P101"><text:span text:style-name="T36">Persona de contacto</text:span>: Nombre y apellidos <text:span text:style-name="T66">de la persona</text:span>. </text:p>
        </text:list-item>
        <text:list-item>
          <text:p text:style-name="P99"><text:span text:style-name="T33">Teléfono/</text:span><text:span text:style-name="T34">s</text:span><text:span text:style-name="T33"> </text:span><text:span text:style-name="T34">contacto</text:span><text:span text:style-name="T42">: Nº de telefono de contacto de la persona de contacto.</text:span></text:p>
        </text:list-item>
        <text:list-item>
          <text:p text:style-name="P103">Correo electrónico: <text:span text:style-name="T67">Correo electrónico de la persona de contacto.</text:span></text:p>
        </text:list-item>
        <text:list-item>
          <text:p text:style-name="P99"><text:span text:style-name="T33">Dirección</text:span>: <text:span text:style-name="T42">Dirección del jardin, a la que hay que ir a realizar la tarea.</text:span></text:p>
        </text:list-item>
        <text:list-item>
          <text:p text:style-name="P99"><text:span text:style-name="T33">Población</text:span>: <text:span text:style-name="T42">Población en la que está el jardin</text:span></text:p>
        </text:list-item>
        <text:list-item>
          <text:p text:style-name="P99"><text:span text:style-name="T33">Código postal</text:span>: <text:span text:style-name="T42">C.P. del jardin</text:span></text:p>
        </text:list-item>
        <text:list-item>
          <text:p text:style-name="P99"><text:span text:style-name="T33">Provincia</text:span>: <text:span text:style-name="T42">Provincia en la que está el jardín. Para este campo utilizaremos un &lt;select&gt;. Para este campo se almacenará un código numérico.</text:span></text:p>
        </text:list-item>
        <text:list-item>
          <text:p text:style-name="P100"><text:span text:style-name="T34">Estado</text:span><text:span text:style-name="T42">: Estado en el que se encuentra la tarea (P=Pendiente, R=Realizada, C=Cancelada, ...)</text:span></text:p>
        </text:list-item>
        <text:list-item>
          <text:p text:style-name="P99"><text:span text:style-name="T33">Fecha de </text:span><text:span text:style-name="T34">creación de l</text:span><text:span text:style-name="T37">a</text:span><text:span text:style-name="T34"> </text:span><text:span text:style-name="T37">tarea</text:span><text:span text:style-name="T42">: Fecha en la que se ha creado la envío. Este campo se generará automáticamente. Se deberá usar un disparador de la base de datos.</text:span></text:p>
        </text:list-item>
        <text:list-item>
          <text:p text:style-name="P104">Operario encargado:<text:span text:style-name="T67"> Nombre o identificación del operario encargado de la realización de la tarea</text:span></text:p>
        </text:list-item>
        <text:list-item>
          <text:p text:style-name="P105"><text:span text:style-name="T33">Fecha </text:span><text:span text:style-name="T34">de </text:span><text:span text:style-name="T37">realización</text:span><text:span text:style-name="T42">: Fecha en la que se realizará la tarea.</text:span></text:p>
        </text:list-item>
        <text:list-item>
          <text:p text:style-name="P101"><text:soft-page-break/><text:span text:style-name="T37">Anotaciones anteriores</text:span>: Cualquier texto que se desee incluir para explicar <text:span text:style-name="T69">el trabajo a realizar</text:span>.</text:p>
        </text:list-item>
        <text:list-item>
          <text:p text:style-name="P106"><text:span text:style-name="T33">Anotaciones posteriores</text:span>: Anotaciones realizadas por los operarios.</text:p>
        </text:list-item>
      </text:list>
      <text:p text:style-name="Standard"/>
      <text:p text:style-name="Standard">La información que contiene estos campos debe cumplir:</text:p>
      <text:list xml:id="list8484209950727562983" text:style-name="L5">
        <text:list-item>
          <text:p text:style-name="P107"><text:span text:style-name="T69">Los</text:span> <text:span text:style-name="T69">campos descripción y persona de contacto</text:span> debe tener algún valor</text:p>
        </text:list-item>
        <text:list-item>
          <text:p text:style-name="P107"><text:span text:style-name="T42">El teléfono de contacto debe tener un</text:span> valor <text:span text:style-name="T42">y </text:span>si existe debe tener un formato válido, sólo números, <text:span text:style-name="T42">y caracteres de separación (espacio, guión, y otros que estiméis oportuno).</text:span></text:p>
        </text:list-item>
        <text:list-item>
          <text:p text:style-name="P107">El código postal, si existe, debe tener un formato válido, 5 números.</text:p>
        </text:list-item>
        <text:list-item>
          <text:p text:style-name="P107">La provincia debe ser algúna de las existentes en españa. Se debe permitir seleccionar la provincia de una lista <text:span text:style-name="T42">deplegable</text:span>. </text:p>
        </text:list-item>
        <text:list-item>
          <text:p text:style-name="P107">El correo electrónico es obligatorio y debe tener un formato correcto.</text:p>
        </text:list-item>
        <text:list-item>
          <text:p text:style-name="P107">La fecha de <text:span text:style-name="T69">realización</text:span> debe tener un formato válido <text:span text:style-name="T70">y ser posterior a la fecha actual</text:span>.</text:p>
        </text:list-item>
        <text:list-item>
          <text:p text:style-name="P102">La fecha de creación no se podrá modificar.</text:p>
        </text:list-item>
      </text:list>
      <text:p text:style-name="Standard"/>
      <text:p text:style-name="P51">** <text:span text:style-name="T39">Obligatorio **</text:span></text:p>
      <text:p text:style-name="P47">Se deben filtrar todos los datos en el servidor, mostrando el pertinente error <text:span text:style-name="T69">en el formulario </text:span>y <text:span text:style-name="T69">guardando el valor enviado para que se pueda editar</text:span>.</text:p>
      <text:p text:style-name="Standard"/>
      <text:p text:style-name="Standard">La aplicación mostrará una página inicial, desde la que se podrán realizar todas las operaciones antes mencionadas. <text:span text:style-name="T70">Dicha página inicial puede ser la lista de tareas, aunque esto queda a vuestro criterio de diseño.</text:span></text:p>
      <text:p text:style-name="Standard"/>
      <text:p text:style-name="P48">Las operaciones a realizar con más detalle consistirán en lo siguiente.</text:p>
      <text:p text:style-name="P48"/>
      <text:h text:style-name="Heading_20_2" text:outline-level="2"><text:bookmark-start text:name="__RefHeading___Toc2762_2139724976"/><text:span text:style-name="T69">Ver la lista de tareas. (Adm. y ope.)</text:span>.<text:bookmark-end text:name="__RefHeading___Toc2762_2139724976"/></text:h>
      <text:p text:style-name="P48">Mostrará la lista de <text:span text:style-name="T70">tareas</text:span> ordenada de forma descendente por fecha de creación. Se deber<text:span text:style-name="T70">á</text:span> paginar l<text:span text:style-name="T70">a lista de elementos mostrados.</text:span> </text:p>
      <text:p text:style-name="P48">En esta lista <text:span text:style-name="T70">se mostrará</text:span> la información mas relevante de l<text:span text:style-name="T70">a</text:span>s <text:span text:style-name="T70">tareas</text:span>, o toda si la presentación os lo permite. <text:span text:style-name="T70">Si no mostráis toda la información deberéis habilitar una opción que muestre toda la información detallada para dicha tarea.</text:span></text:p>
      <text:p text:style-name="P48"/>
      <text:p text:style-name="P48">Sería interesante que desde aquí pudieséis <text:span text:style-name="T70">lanzar</text:span> <text:span text:style-name="T70">también </text:span>las operaciones de borrado y modificación.</text:p>
      <text:p text:style-name="P48"/>
      <text:p text:style-name="Text_20_body"><text:span text:style-name="T70">Para la p</text:span>aginación de los resultados que se muestren en lista. <text:span text:style-name="T43">Deberéis incluir:</text:span></text:p>
      <text:list xml:id="list7451471217513092577" text:style-name="L6">
        <text:list-item>
          <text:p text:style-name="P122">Enlace para ir a la página siguiente y anterior.</text:p>
        </text:list-item>
        <text:list-item>
          <text:p text:style-name="P122">Enlace para ir a la primera y última página.</text:p>
        </text:list-item>
        <text:list-item>
          <text:p text:style-name="P122">Debe mostrar en que página nos encontramos.</text:p>
        </text:list-item>
      </text:list>
      <text:p text:style-name="P7">Opcionalmente mostrará también:</text:p>
      <text:list xml:id="list7345134019148900061" text:style-name="L7">
        <text:list-item>
          <text:p text:style-name="P123"><text:soft-page-break/>Indicación del número de páginas.</text:p>
        </text:list-item>
        <text:list-item>
          <text:p text:style-name="P127">Mecanismo que nos permita ir a una página en concreto.</text:p>
        </text:list-item>
      </text:list>
      <text:p text:style-name="P21">Mejoras:</text:p>
      <text:list xml:id="list4283912437290283309" text:style-name="L8">
        <text:list-item>
          <text:p text:style-name="P129">Se podrá permitir ordenar por otros campos.</text:p>
        </text:list-item>
      </text:list>
      <text:h text:style-name="P84" text:outline-level="2"><text:bookmark-start text:name="__RefHeading___Toc2764_2139724976"/>Añadir un nueva tarea <text:span text:style-name="T66">(Adm.)</text:span><text:bookmark-end text:name="__RefHeading___Toc2764_2139724976"/></text:h>
      <text:p text:style-name="P48">Esa opción nos permitirá crear un<text:span text:style-name="T70">a</text:span> nuev<text:span text:style-name="T70">a</text:span> <text:span text:style-name="T70">tarea</text:span>. Antes de guardar la información debemos comprobar que los datos son correctos, acorde a los requisitos establecidos.</text:p>
      <text:p text:style-name="P48">A la hora de filtrar los errores se permtirá al usuario ver los valores que ha introducido para permitirle modificarlos.</text:p>
      <text:p text:style-name="P48"/>
      <text:p text:style-name="P52">No se permitirá guardar datos que no cumplan las restricciones impuestas.</text:p>
      <text:p text:style-name="P52"/>
      <text:p text:style-name="P52">Nota:</text:p>
      <text:list xml:id="list508714838217125521" text:style-name="L9">
        <text:list-item>
          <text:p text:style-name="P108">Observad que el filtrado de los campos será similar para la adición y la modificación. Intentad reutilizar código.</text:p>
        </text:list-item>
      </text:list>
      <text:p text:style-name="P48"/>
      <text:h text:style-name="Heading_20_2" text:outline-level="2"><text:bookmark-start text:name="__RefHeading___Toc2766_2139724976"/>Modificar datos de una tarea <text:span text:style-name="T66">(Adm.)</text:span><text:bookmark-end text:name="__RefHeading___Toc2766_2139724976"/></text:h>
      <text:p text:style-name="P53">Desde esta opción permitiremos mostrar los campos de un<text:span text:style-name="T70">a</text:span> <text:span text:style-name="T70">tarea</text:span>, y modificarlos. <text:s/><text:span text:style-name="T70">Se mostrará un formulario con los datos actuales el cual podremos cambiar.</text:span></text:p>
      <text:p text:style-name="P53"/>
      <text:p text:style-name="P53">Se deben filtrar los campos antes de proceder a <text:span text:style-name="T70">guardar cualquier tipo de dato</text:span>.</text:p>
      <text:p text:style-name="P53"/>
      <text:h text:style-name="Heading_20_2" text:outline-level="2"><text:bookmark-start text:name="__RefHeading___Toc2768_2139724976"/><text:span text:style-name="T31">Eliminar una tarea. </text:span><text:s/><text:bookmark-end text:name="__RefHeading___Toc2768_2139724976"/></text:h>
      <text:p text:style-name="P48">Esta operación permitirá eliminar un<text:span text:style-name="T70">a</text:span> <text:span text:style-name="T70">tarea</text:span> de la base de datos. Previo a la eliminación se procederá a confirmar, interactuando con el servidor. </text:p>
      <text:p text:style-name="P52">Se mostrará una página de confirmación en la que se muestren los datos más importantes de la tarea y se pregunte si se desea borrar o no.</text:p>
      <text:p text:style-name="P48"/>
      <text:h text:style-name="Heading_20_2" text:outline-level="2"><text:bookmark-start text:name="__RefHeading___Toc2770_2139724976"/><text:span text:style-name="T70">Completar una tarea </text:span>.<text:bookmark-end text:name="__RefHeading___Toc2770_2139724976"/></text:h>
      <text:p text:style-name="P48">Esta operación me permitirá cambiar el estado de un<text:span text:style-name="T70">a</text:span> <text:span text:style-name="T70">tarea y realizar las anotaciones oportunas sobre la misma</text:span>. Para esta operación tan solo se mostrarán los datos de l<text:span text:style-name="T70">a</text:span> <text:span text:style-name="T70">tarea</text:span> y se solicitará que se <text:span text:style-name="T70">marque la tarea como completada, cancelada, realianso las anotaciones que se consideren oportunas</text:span>. No se deberá poder modificar ningún campo, salvo las <text:span text:style-name="T70">anotaciones y el estado</text:span>.</text:p>
      <text:p text:style-name="P48"/>
      <text:p text:style-name="P52">El estado se seleccionará preferiblemente con botones de rádio, marcando por defecto la opción completada.</text:p>
      <text:p text:style-name="P48"><text:soft-page-break/></text:p>
      <text:h text:style-name="Heading_20_2" text:outline-level="2"><text:bookmark-start text:name="__RefHeading___Toc2772_2139724976"/>Buscar <text:span text:style-name="T69">o filtrar tareas</text:span> utilizando distintos campos.<text:bookmark-end text:name="__RefHeading___Toc2772_2139724976"/></text:h>
      <text:p text:style-name="P48">Con esta operación permitiremos que el usuario pueda buscar o filtrar la lista de pedidos atendiendo al valor de diferentes campos. Se deberán soportar al menos 3 campos, y se debe considerar que la busqueda podrá incluir criterios de comparación como igual, contiene, mayor, menor, etc. en los campos que proceda.</text:p>
      <text:p text:style-name="Standard"/>
      <text:h text:style-name="Heading_20_2" text:outline-level="2"><text:bookmark-start text:name="__RefHeading___Toc2774_2139724976"/>Consideraciones finales<text:bookmark-end text:name="__RefHeading___Toc2774_2139724976"/></text:h>
      <text:p text:style-name="P44">Nota<text:span text:style-name="T70">s</text:span>: </text:p>
      <text:list xml:id="list8648462233139882858" text:style-name="L10">
        <text:list-item>
          <text:p text:style-name="P110"><text:span text:style-name="T11">En la web Gnome-look </text:span><text:a xlink:type="simple" xlink:href="http://gnome-look.org/" text:style-name="Internet_20_link" text:visited-style-name="Visited_20_Internet_20_Link"><text:span text:style-name="T11">http://gnome-look.org/</text:span></text:a><text:span text:style-name="T11"> <text:s/>podéis encontrar múltiples paquetes de iconos gratuitos que os permitirán realizar una aplicación con una presentación bonita y coherente.</text:span></text:p>
        </text:list-item>
        <text:list-item>
          <text:p text:style-name="P109">Para la presentación os recomiendo que utilicéis algún framework de CSS como <text:a xlink:type="simple" xlink:href="http://getbootstrap.com/" text:style-name="Internet_20_link" text:visited-style-name="Visited_20_Internet_20_Link">Bootstrap</text:a> que os simplificará el trabajo y mejorará sustancialmente la presentación sin mucho esfuerzo.</text:p>
        </text:list-item>
        <text:list-item>
          <text:p text:style-name="P111">En el desarrollo web, cuando diseñamos una tabla para una base de datos siempre es conveniente identificar los registros mediante un campo "id" de tipo numérico que se generará automáticamente, el cual será la clave principal. Esto nos facilitará mas adelante la codificación de la funcionalidad de la aplicación.</text:p>
          <text:p text:style-name="P112"/>
        </text:list-item>
      </text:list>
      <text:p text:style-name="P45">Putunación desglosada por apartados</text:p>
      <text:list xml:id="list120007111755791" text:continue-list="list3640330175904035127" text:style-name="L3">
        <text:list-item>
          <text:p text:style-name="P96"><text:span text:style-name="T12">1 pto - Ver la lista de tareas</text:span>.</text:p>
        </text:list-item>
        <text:list-item>
          <text:p text:style-name="P113">1 pto – Paginación en lista.</text:p>
        </text:list-item>
        <text:list-item>
          <text:p text:style-name="P114">1 pto - Añadir un nuev<text:span text:style-name="T70">a</text:span> <text:span text:style-name="T70">tarea</text:span></text:p>
        </text:list-item>
        <text:list-item>
          <text:p text:style-name="P114">1 pto - Modificar datos de tarea</text:p>
        </text:list-item>
        <text:list-item>
          <text:p text:style-name="P96"><text:span text:style-name="T12">1 pto - Eliminar una tarea</text:span>. <text:span text:style-name="T4">Confirmando la operación para evitar errores.</text:span></text:p>
        </text:list-item>
        <text:list-item>
          <text:p text:style-name="P96"><text:span text:style-name="T12">1 pto – Modificar estado de una tarea</text:span>. </text:p>
        </text:list-item>
        <text:list-item>
          <text:p text:style-name="P96"><text:span text:style-name="T12">1,5 ptos - </text:span>Buscar <text:span text:style-name="T70">o filtrar tareas</text:span> utilizando distintos campos.</text:p>
        </text:list-item>
        <text:list-item>
          <text:p text:style-name="P115"><text:span text:style-name="T43">2,5</text:span> ptos – Valoración global de la aplicación teniendo en cuenta: completitud, presentación, organización, documentación, calidad del código, calidad del HTML generado, mejoras realizadas, etc.</text:p>
        </text:list-item>
      </text:list>
      <text:h text:style-name="P80" text:outline-level="1"><text:bookmark-start text:name="__RefHeading__6586_252506152"/>2. Instalador de la aplicación (1 ptos)<text:bookmark-end text:name="__RefHeading__6586_252506152"/></text:h>
      <text:p text:style-name="P12">Un instalador en una aplicación Web es una aplicación que permite crear/configurar los parámetros de una aplicación web. Los parámetros configurables son:</text:p>
      <text:list xml:id="list5383398594183333552" text:style-name="L11">
        <text:list-item>
          <text:p text:style-name="P130">Solicitará los datos para acceder a la base de datos (usuario, clave) y nombre de esquema. Dichos datos los almacenará en un fichero de configuración. En vuestro caso esto no será preciso pues ya lo habréis creado con el editor en el fichero <text:span text:style-name="T40">"</text:span><text:span text:style-name="T35">app/config.php</text:span><text:span text:style-name="T40">"</text:span></text:p>
        </text:list-item>
        <text:list-item>
          <text:p text:style-name="P130">Creación de la estructura de la base de datos: El instalador creará la estructura de las tablas e <text:soft-page-break/>inicializará los datos que se precisen. Puede que incluso llegue a crear la base de datos, aunque esto es menos habitual.</text:p>
        </text:list-item>
        <text:list-item>
          <text:p text:style-name="P130">Si es preciso el instalador modificará otros parámetros que tuviese la aplicación.</text:p>
        </text:list-item>
      </text:list>
      <text:p text:style-name="P11">Se precisa realizar un instalador para la aplicación. El instalador estará situado en la carpeta "install", y arrancará automaticamente "index.php". Cogerá los datos de configuración del fichero "<text:span text:style-name="T33">app/config.php</text:span>" y procederá a la creación e inicialización de la base de datos.</text:p>
      <text:p text:style-name="P11">En el fichero config.php tendremos que poder definir:</text:p>
      <text:list xml:id="list6994071714909476193" text:style-name="L12">
        <text:list-item>
          <text:p text:style-name="P128">Ubicación del servidor de base de datos.</text:p>
        </text:list-item>
        <text:list-item>
          <text:p text:style-name="P128">Usuario que accede a la base de datos.</text:p>
        </text:list-item>
        <text:list-item>
          <text:p text:style-name="P128">Clave del usuario que accede a la base de datos.</text:p>
        </text:list-item>
        <text:list-item>
          <text:p text:style-name="P128">Base de datos con la que se trabajará.</text:p>
        </text:list-item>
      </text:list>
      <text:p text:style-name="P11">El instalador borrará todas las tablas que existan en la base de datos y luego creará la estructura de las tablas con las que trabajará. Para ello puede que preciséis obtener la lista de tablas existentes en la base de datos y luego ir borrando cada una.</text:p>
      <text:h text:style-name="P81" text:outline-level="1"><text:bookmark-start text:name="__RefHeading__6588_252506152"/><text:span text:style-name="T40">3</text:span>. <text:span text:style-name="T15">Gestión de tareas</text:span> mejorada<text:bookmark-end text:name="__RefHeading__6588_252506152"/></text:h>
      <text:p text:style-name="P79">*** En <text:span text:style-name="T71">revisión ***</text:span></text:p>
      <text:p text:style-name="P4">Se desea ampliar el ejercio anterior incluyendo las siguien<text:span text:style-name="T39">t</text:span>es funcionalidades:</text:p>
      <text:h text:style-name="P86" text:outline-level="2"><text:bookmark-start text:name="__RefHeading__6590_252506152"/>1. Diseño de aplicación modular <text:span text:style-name="T13">(1 ptos)</text:span>.<text:bookmark-end text:name="__RefHeading__6590_252506152"/></text:h>
      <text:p text:style-name="P4">Se desea que nuestra aplicación web se muestre utilizando un diseño web modular de forma que en todo momento estemos viendo un encabezado, menú y pie común a toda la aplicación. Como el de la siguiente figura.</text:p>
      <table:table table:name="Tabla4" table:style-name="Tabla4">
        <table:table-column table:style-name="Tabla4.A"/>
        <table:table-column table:style-name="Tabla4.B"/>
        <table:table-row>
          <table:table-cell table:style-name="Tabla4.A1" table:number-columns-spanned="2" office:value-type="string">
            <text:p text:style-name="P29">ENCABEZADO</text:p>
          </table:table-cell>
          <table:covered-table-cell/>
        </table:table-row>
        <table:table-row>
          <table:table-cell table:style-name="Tabla4.A2" office:value-type="string">
            <text:p text:style-name="P30">Menú<text:line-break/>Lateral</text:p>
          </table:table-cell>
          <table:table-cell table:style-name="Tabla4.B2" office:value-type="string">
            <text:p text:style-name="P31">CUERPO</text:p>
          </table:table-cell>
        </table:table-row>
        <table:table-row>
          <table:table-cell table:style-name="Tabla4.B2" table:number-columns-spanned="2" office:value-type="string">
            <text:p text:style-name="P31">PIE</text:p>
          </table:table-cell>
          <table:covered-table-cell/>
        </table:table-row>
      </table:table>
      <text:p text:style-name="P5"/>
      <text:p text:style-name="P5">Podéis utilizar un esquema como el anterior, aunque no necesariamente tiene que ser igual.</text:p>
      <text:p text:style-name="P5">Lo importante es que en todo momento el usuario sepa donde se encuentra, y tenga opción de realizar las opciones principales sin problemas.</text:p>
      <text:h text:style-name="P86" text:outline-level="2"><text:bookmark-start text:name="__RefHeading__6592_252506152"/><text:span text:style-name="T44">2</text:span>. Soporte para múltiples <text:span text:style-name="T44">zonas</text:span> (<text:span text:style-name="T71">2</text:span> ptos).<text:bookmark-end text:name="__RefHeading__6592_252506152"/></text:h>
      <text:p text:style-name="P13">Debido a que el número de elementos que se mostrarán en la lista va a ser muy amplio, se nos solicita que permitamos que la aplicación pueda mostrar los resultados filtrados por zonas. </text:p>
      <text:p text:style-name="P13"><text:soft-page-break/>Una zona es una unidad organizativa de la empresa, que gestionará a su gusto, creando las que condiere oportunas. Para cada zona lo único que nos solicitan es que almacenemos el nombre.</text:p>
      <text:p text:style-name="P13">Cada <text:span text:style-name="T71">tarea</text:span> incluirá ahora <text:span text:style-name="T71">un</text:span> nuevo campo que nos permitirán registrar la zona de <text:span text:style-name="T71">trabajo</text:span>. Dichas zonas se seleccionarán de una lista desplegable.</text:p>
      <text:p text:style-name="P4">El usuario seleccionará al entrar <text:span text:style-name="T44">en la aplicación </text:span>la <text:span text:style-name="T44">zona con la </text:span>que desea trabajar. <text:span text:style-name="T44">A partir de ese momento todas las tareas que se muestren en la lista estarán asociados a la zona seleccionada</text:span>. <text:span text:style-name="T44">Igualmente todos los tareas creados asumirán como zona de trabajo la seleccionada por defecto.</text:span></text:p>
      <text:p text:style-name="P13">El usuario podrá cambiar de zona en cualquier momento.</text:p>
      <text:p text:style-name="P13">Las zonas se podrán crear, modificar o eliminar.</text:p>
      <text:p text:style-name="P5">Notas: </text:p>
      <text:list xml:id="list783855505248974284" text:style-name="L13">
        <text:list-item>
          <text:p text:style-name="P131">Precisaréis incluir una nueva tabla en la que guardaréis el nombre de las <text:span text:style-name="T44">zonas</text:span>, así como modificar la estructura de la tabla incial para que soporte la nueva relación 1..N.</text:p>
        </text:list-item>
        <text:list-item>
          <text:p text:style-name="P131">Para guardar la <text:span text:style-name="T44">zona</text:span> seleccionada utilizaréis sesiones.</text:p>
        </text:list-item>
      </text:list>
      <text:h text:style-name="P85" text:outline-level="2"><text:bookmark-start text:name="__RefHeading__6594_252506152"/><text:span text:style-name="T44">3</text:span>. Validación de usuario (<text:span text:style-name="T71">1</text:span> ptos).<text:bookmark-end text:name="__RefHeading__6594_252506152"/></text:h>
      <text:p text:style-name="P5">Se desea ampliar la <text:span text:style-name="T44">aplicación</text:span> de forma que solo permita acceder a ella validandonos previamente con un usuario y una clave. </text:p>
      <text:p text:style-name="P6">Solo se podrá acceder a la funcionalidad <text:span text:style-name="T71">de la aplicación</text:span> si previamente se ha validado el usuario introducciendo correctamente su usuario y clave. </text:p>
      <text:p text:style-name="P6">En el encabezado mostraréis en todo momento en la esquina superior derecha la hora en la que ha iniciado la sesión el usuario, y pondréis un enlace (texto, imagen o ambos) <text:s/>que os permitirá finalizar la sesión.</text:p>
      <text:p text:style-name="P13">Para este apartado solo es preciso que validéis con un usuario, el cual almacenaréis en el código.</text:p>
      <text:h text:style-name="P87" text:outline-level="2"><text:bookmark-start text:name="__RefHeading__6596_252506152"/><text:span text:style-name="T44">4</text:span>. Validación de multiples usuarios (? ptos).<text:bookmark-end text:name="__RefHeading__6596_252506152"/></text:h>
      <text:p text:style-name="P6">Ampliaremos el apartado anterior de forma que podámos tener múltiples usuarios, los cuales almacenaremos en una tabla. Podrémos realizar con los usuarios las siguientes operaciones:</text:p>
      <text:list xml:id="list6432345114398801450" text:style-name="L14">
        <text:list-item>
          <text:p text:style-name="P124">Añadir un usuario.</text:p>
        </text:list-item>
        <text:list-item>
          <text:p text:style-name="P124">Eliminar un usuario.</text:p>
        </text:list-item>
        <text:list-item>
          <text:p text:style-name="P124">Editar un usuario: cambiar usuario o clave.</text:p>
        </text:list-item>
        <text:list-item>
          <text:p text:style-name="P124">Listar usuarios existentes.</text:p>
        </text:list-item>
      </text:list>
      <text:h text:style-name="P88" text:outline-level="2"><text:bookmark-start text:name="__RefHeading__6598_252506152"/>5. Documentación de la aplicación (<text:span text:style-name="T71">0,5</text:span> pto).<text:bookmark-end text:name="__RefHeading__6598_252506152"/></text:h>
      <text:p text:style-name="P14">Deberéis generar la documentación de la aplicación realizada incluyendo los comentarios pertinentes y luego generando los documentos de forma automatizada como se indica en el Anexo I.</text:p>
      <text:h text:style-name="Heading_20_2" text:outline-level="2"><text:bookmark-start text:name="__RefHeading__6600_252506152"/><text:soft-page-break/>6. Control de versiones <text:span text:style-name="T49">(0,5 pto)</text:span>.<text:bookmark-end text:name="__RefHeading__6600_252506152"/></text:h>
      <text:p text:style-name="P17">Se valorará que el alumno haya ido publicando las diferentes revisiones de su código utilizando GIT en algún repositorio público <text:span text:style-name="T65">(tipo GIT)</text:span> al que pueda acceder el profesor. </text:p>
      <text:p text:style-name="P18">Deberéis proporcionar la dirección de acceso o los datos que sean preciso para comprobarlo.</text:p>
      <text:h text:style-name="P89" text:outline-level="2"><text:bookmark-start text:name="__RefHeading__6602_252506152"/><text:span text:style-name="T46">7</text:span>. Configuración de parámetros (? ptos).<text:bookmark-end text:name="__RefHeading__6602_252506152"/></text:h>
      <text:p text:style-name="P6">Con esta opción se pretende ampliar la <text:span text:style-name="T45">aplicación</text:span> de forma que podamos configurar determinados aspectos de su funcionamiento, como por ejemplo:</text:p>
      <text:list xml:id="list1984383394347881023" text:style-name="L15">
        <text:list-item>
          <text:p text:style-name="P125">Valor por defecto que se muestra en los campos al crear un nuevo elemento. Por ejemplo en los campos, provincia, población, <text:span text:style-name="T45">zona</text:span>.</text:p>
        </text:list-item>
        <text:list-item>
          <text:p text:style-name="P125">Indicar el nº de elementos que se muestran en la lista.</text:p>
        </text:list-item>
        <text:list-item>
          <text:p text:style-name="P132"><text:span text:style-name="T13">Configurar el tiempo que mantenemos la sesión abierta si que se use (</text:span><text:a xlink:type="simple" xlink:href="http://blog.controlzeta.net/?p=500" text:style-name="Internet_20_link" text:visited-style-name="Visited_20_Internet_20_Link"><text:span text:style-name="T13">http://blog.controlzeta.net/?p=500</text:span></text:a><text:span text:style-name="T13">) </text:span></text:p>
        </text:list-item>
        <text:list-item>
          <text:p text:style-name="P125">Permitir seleccionar diferentes temas al mostrar la agenda.</text:p>
        </text:list-item>
      </text:list>
      <text:p text:style-name="P6">Cualquier otro valor que consideréis que pueda ser configurable.</text:p>
      <text:p text:style-name="P6">Este apartado se puede realizar de varias maneras:</text:p>
      <text:list xml:id="list2684988111481605606" text:style-name="L16">
        <text:list-item>
          <text:p text:style-name="P126">Crear una nueva tabla en la que iremos almacenando el diferente valor utilizado para cada uno de los parámetros de configuración. Dicha tabla se leerá cada vez que se carge una página y se creará un array/objeto que contendrá los valores que hay seleccionados.</text:p>
          <text:p text:style-name="P126">Este sistema tiene el inconveniente de que es más complejo y sobrecarga el sistema accediendo inecesariamente a la base de datos para cada petición.</text:p>
        </text:list-item>
        <text:list-item>
          <text:p text:style-name="P126">Crear un fichero de configuración en el que almacenaremos todos los valores deseados utilizando un array, objeto o variables sueltas. Dicho fichero se incluira en todas las páginas que mostremos.</text:p>
          <text:p text:style-name="P126">Cuando deseemos modificar la configuración lo que haremos será crear un nuevo fichero desde nuestra aplicación. Nuestra aplicación generará un fichero cuyo contenido será texto que contendrá sentencias de PHP.</text:p>
        </text:list-item>
        <text:list-item>
          <text:p text:style-name="P126">Serializar los valores de configuración (objeto o array) y almacenarlo en la base de datos o en un fichero.</text:p>
        </text:list-item>
      </text:list>
      <text:h text:style-name="Heading_20_1" text:outline-level="1"><text:bookmark-start text:name="__RefHeading__6604_252506152"/><text:bookmark text:name="_Toc86733988"/><text:bookmark text:name="_Toc120351136"/><text:bookmark text:name="_Toc120351174"/><text:bookmark text:name="_Toc120525172"/><text:bookmark text:name="_Toc120525381"/><text:bookmark text:name="_Toc120526903"/><text:bookmark text:name="_Toc226962087"/>Comentarios y evaluación<text:bookmark-end text:name="__RefHeading__6604_252506152"/></text:h>
      <text:list xml:id="list530948736835149862" text:style-name="L17">
        <text:list-item>
          <text:p text:style-name="P133">La nota de la práctica supondrá el 50% de la calificación sobre el bloque de contenido evaluado, por lo que su entrega será obligatoria. </text:p>
        </text:list-item>
        <text:list-item>
          <text:p text:style-name="P133">La copia de todo o parte del ejerci<text:span text:style-name="T9">ci</text:span>ó supondrá la inmediata eliminación de la parte copiada. Se dividirá la nota de los implicados entre el número de copias. Igualmente en caso de <text:soft-page-break/>identificar a la persona que ha copiado se le penalizará en su calificación.</text:p>
        </text:list-item>
        <text:list-item>
          <text:p text:style-name="P133">Cada alumno <text:span text:style-name="T9">enseñara</text:span> individualmente el <text:span text:style-name="T9">funcionamiento de la aplicación al profesor</text:span>. <text:span text:style-name="T9">Antes de la fecha de entrega.</text:span></text:p>
        </text:list-item>
      </text:list>
      <text:h text:style-name="P90" text:outline-level="2"><text:bookmark-start text:name="__RefHeading__6606_252506152"/><text:bookmark text:name="_Puntuación_ejercicios"/><text:bookmark text:name="_Toc86733989"/><text:bookmark text:name="_Toc120351137"/><text:bookmark text:name="_Toc120351175"/><text:bookmark text:name="_Toc120525173"/><text:bookmark text:name="_Toc120525382"/><text:bookmark text:name="_Toc120526904"/><text:bookmark text:name="_Toc226962088"/>Puntuación ejercicios<text:bookmark-end text:name="__RefHeading__6606_252506152"/></text:h>
      <text:p text:style-name="Text_20_body">La puntuación de cada ejercicio es la que se indica en su enunciado. </text:p>
      <text:p text:style-name="Text_20_body">La práctica puntúa sobre 10, el exceso de puntos que pudierais tener se considerará igualmente para el cálculo de la media.</text:p>
      <text:h text:style-name="Heading_20_3" text:outline-level="3"><text:bookmark-start text:name="__RefHeading__6608_252506152"/><text:bookmark text:name="_Toc120525174"/><text:bookmark text:name="_Toc120525383"/><text:bookmark text:name="_Toc120526905"/><text:bookmark text:name="_Toc226962089"/>Criterios de evaluación<text:bookmark-end text:name="__RefHeading__6608_252506152"/></text:h>
      <text:p text:style-name="Text_20_body">La corrección y puntuación de cada apartado se realizará atendiendo a los siguientes parámetros:</text:p>
      <text:list xml:id="list7211645061823430713" text:style-name="L18">
        <text:list-item>
          <text:p text:style-name="P135">Funcionalidad: Que el programa realice lo que se pide</text:p>
        </text:list-item>
        <text:list-item>
          <text:p text:style-name="P135">Estilo de programación: <text:s/>que el código del programa sea facilmente entendible y modificable por otras personas. Para ello deberá regirse por las directrices de la programación estructurada, la programación orientada a objetos <text:span text:style-name="T9">y utilizar patrones de diseño de software</text:span>.</text:p>
        </text:list-item>
        <text:list-item>
          <text:p text:style-name="P134">Interfaz: Que el programa que utilicen recursos gráficos que faciliten la interacción con el usuario y se usen los recursos que proporciona el entorno de desarrollo</text:p>
        </text:list-item>
      </text:list>
      <text:h text:style-name="P90" text:outline-level="2"><text:bookmark-start text:name="__RefHeading__6610_252506152"/><text:bookmark text:name="_Toc120525175"/><text:bookmark text:name="_Toc120525384"/><text:bookmark text:name="_Toc120526906"/><text:bookmark text:name="_Toc226962090"/>Instrucciones para entregar la práctica<text:bookmark-end text:name="__RefHeading__6610_252506152"/></text:h>
      <text:p text:style-name="P8">La práctica la subiréis al servidor web en un fichero comprimido, en el que incluiréis todos los ficheros que componen la práctica.</text:p>
      <text:p text:style-name="Text_20_body"/>
      <text:p text:style-name="Text_20_body"><draw:frame draw:style-name="fr4" draw:name="gráficos2" text:anchor-type="paragraph" svg:width="16.999cm" svg:height="3.771cm" draw:z-index="34"><draw:image xlink:href="Pictures/2000008C0000465000000F9C268A5BD8B37F042C.svm" xlink:type="simple" xlink:show="embed" xlink:actuate="onLoad"/></draw:frame></text:p>
      <text:p text:style-name="Text_20_body"/>
      <text:h text:style-name="P82" text:outline-level="1"><text:bookmark-start text:name="__RefHeading__6612_252506152"/><text:soft-page-break/>Anexo I – Programas de generación automática de documentación<text:bookmark-end text:name="__RefHeading__6612_252506152"/></text:h>
      <text:p text:style-name="P9">Existen una serie de programas que nos generán automáticamente documentación a partir de nuestro código fuente, como pueden ser:</text:p>
      <text:list xml:id="list9034996443203982702" text:style-name="L19">
        <text:list-item>
          <text:p text:style-name="P136"><text:a xlink:type="simple" xlink:href="http://es.wikipedia.org/wiki/PHPDoc" text:style-name="Internet_20_link" text:visited-style-name="Visited_20_Internet_20_Link"><text:span text:style-name="T16">PHPDoc</text:span></text:a><text:span text:style-name="T16"> (</text:span><text:a xlink:type="simple" xlink:href="http://es.wikipedia.org/wiki/PHPDoc" text:style-name="Internet_20_link" text:visited-style-name="Visited_20_Internet_20_Link"><text:span text:style-name="T16">http://es.wikipedia.org/wiki/PHPDoc</text:span></text:a><text:span text:style-name="T16">) del cual podréis obtener más información en </text:span><text:a xlink:type="simple" xlink:href="http://blog.unreal4u.com/2011/01/phpdocumentor-haciendo-una-buena-documentacion-excelente/" text:style-name="Internet_20_link" text:visited-style-name="Visited_20_Internet_20_Link"><text:span text:style-name="T16">este artículo</text:span></text:a><text:span text:style-name="T16">. <text:line-break/>Podéis obtener una información más detallada en la </text:span><text:a xlink:type="simple" xlink:href="http://www.phpdoc.org/" text:style-name="Internet_20_link" text:visited-style-name="Visited_20_Internet_20_Link"><text:span text:style-name="T16">web de PHPDocumentator</text:span></text:a><text:span text:style-name="T16">.<text:line-break/>Actualmente ya no se actualiza esta aplicación. Se ha discontinuado su desarrollo.</text:span></text:p>
        </text:list-item>
        <text:list-item>
          <text:p text:style-name="P138"><text:span text:style-name="T32">Otro interesantes programa, que será el que se recomienda utilizar es </text:span><text:span text:style-name="T33">ApiGen</text:span>. <text:span text:style-name="T32">El cual se podrá integrar facilmente en netbeans como indicamos a continuación.</text:span></text:p>
        </text:list-item>
        <text:list-item>
          <text:p text:style-name="P137"><text:span text:style-name="T17">Comparison of documentation generators<text:line-break/></text:span><text:a xlink:type="simple" xlink:href="http://en.wikipedia.org/wiki/Comparison_of_documentation_generators" text:style-name="Internet_20_link" text:visited-style-name="Visited_20_Internet_20_Link"><text:span text:style-name="T17">http://en.wikipedia.org/wiki/Comparison_of_documentation_generators</text:span></text:a><text:span text:style-name="T17"> </text:span></text:p>
        </text:list-item>
      </text:list>
      <text:p text:style-name="P10"><text:span text:style-name="T32">Estos utilizan una </text:span><text:a xlink:type="simple" xlink:href="http://www.phpdoc.org/docs/latest/for-users/list-of-tags.html" text:style-name="Internet_20_link" text:visited-style-name="Visited_20_Internet_20_Link"><text:span text:style-name="T32">seríe de etiquetas</text:span></text:a><text:span text:style-name="T32">, las cuales podréis consultar aquí (</text:span><text:a xlink:type="simple" xlink:href="http://www.phpdoc.org/docs/latest/for-users/list-of-tags.html" text:style-name="Internet_20_link" text:visited-style-name="Visited_20_Internet_20_Link"><text:span text:style-name="T32">http://www.phpdoc.org/docs/latest/for-users/list-of-tags.html</text:span></text:a><text:span text:style-name="T32">).</text:span></text:p>
      <text:h text:style-name="P64" text:outline-level="3"><text:bookmark-start text:name="__RefHeading__6614_252506152"/>Apigen<text:bookmark-end text:name="__RefHeading__6614_252506152"/></text:h>
      <text:h text:style-name="Heading_20_4" text:outline-level="4"><text:bookmark-start text:name="__RefHeading___Toc2776_2139724976"/>Instala<text:span text:style-name="T50">c</text:span>ion <text:span text:style-name="T50">e</text:span>n Windows<text:bookmark-end text:name="__RefHeading___Toc2776_2139724976"/></text:h>
      <text:p text:style-name="P54">Fuente: <text:a xlink:type="simple" xlink:href="https://github.com/apigen/apigen/blob/master/doc/installation.md" text:style-name="Internet_20_link" text:visited-style-name="Visited_20_Internet_20_Link">https://github.com/apigen/apigen/blob/master/doc/installation.md</text:a> </text:p>
      <text:p text:style-name="P55"><text:span text:style-name="T20">Cambia de directorio para situarte en la carpeta que contiene el interprete PHP (php.exe) o incluye en tu </text:span><text:span text:style-name="Source_20_Text"><text:span text:style-name="T24">PATH </text:span></text:span><text:span text:style-name="Source_20_Text"><text:span text:style-name="T25">este directorio. </text:span></text:span><text:span text:style-name="Source_20_Text"><text:span text:style-name="T22">A continuación ejecueta los siguientes comantos</text:span></text:span><text:span text:style-name="T21"> para descargarte el programa en php "apigen.phar"</text:span><text:span text:style-name="T19">:</text:span></text:p>
      <text:p text:style-name="P55"/>
      <text:p text:style-name="P56">Decargamos el programa y lo compilamos:</text:p>
      <text:p text:style-name="P56"/>
      <text:p text:style-name="P59">C:\Users\username<text:span text:style-name="T51">&gt;</text:span><text:span text:style-name="T52">cd</text:span> C:\bin</text:p>
      <text:p text:style-name="P66">C:\bin<text:span text:style-name="T51">&gt;</text:span>php -r <text:span text:style-name="T53">"readfile('http://apigen.org/installer');"</text:span> <text:span text:style-name="T51">|</text:span> php</text:p>
      <text:p text:style-name="P55"/>
      <text:p text:style-name="P58">Nota: se recomienda que incluyáis la ruta de PHP en el PATH y creéis este comando en el directorio ráiz de vuestro proyecto. </text:p>
      <text:p text:style-name="P55"/>
      <text:p text:style-name="P55"><text:span text:style-name="T20">Crea un fichero de proceso por lotes "</text:span><text:span text:style-name="Source_20_Text"><text:span text:style-name="T25">apigen.bat"</text:span></text:span><text:span text:style-name="T20"> que te permitirá manejar la aplicación más fácilmente en lugar de utilizar directamente el fichero en php "</text:span><text:span text:style-name="Source_20_Text"><text:span text:style-name="T24">apigen.phar"</text:span></text:span><text:span text:style-name="T19">:</text:span></text:p>
      <text:p text:style-name="P57"/>
      <text:p text:style-name="P59"><text:soft-page-break/>C:\bin<text:span text:style-name="T51">&gt;</text:span><text:span text:style-name="T52">echo</text:span> @php <text:span text:style-name="T53">"%~dp0apigen.phar"</text:span> %<text:span text:style-name="T51">*&gt;</text:span>apigen.bat</text:p>
      <text:p text:style-name="P62"><text:span text:style-name="T55">Ejecuta el archivo por lotes, deberías obtener información sobre la aplicación</text:span>:</text:p>
      <text:p text:style-name="P59">C:\Users\username<text:span text:style-name="T51">&gt;</text:span>apigen</text:p>
      <text:p text:style-name="P66">ApiGen version v4.0.0</text:p>
      <text:p text:style-name="P16"/>
      <text:p text:style-name="P16"><text:span text:style-name="T56">Una vez ejecutada la aplicación aparecera el fichero "</text:span><text:span text:style-name="T21">apigen.</text:span><text:span text:style-name="T23">neon</text:span><text:span text:style-name="T56">" en el que describiremos las rutas del proyecto. El fichero </text:span><text:span text:style-name="Source_20_Text"><text:span text:style-name="T57">apigen.neon</text:span></text:span> <text:span text:style-name="T58">debería tener el siguienten contenido en la raíz del proyecto</text:span>:</text:p>
      <text:p text:style-name="P63"><text:span text:style-name="Source_20_Text"><text:span text:style-name="T26">title: My API documentation <text:s/></text:span></text:span></text:p>
      <text:p text:style-name="P73"><text:span text:style-name="Source_20_Text"><text:span text:style-name="T26">source: <text:s/></text:span></text:span></text:p>
      <text:p text:style-name="P73"><text:span text:style-name="Source_20_Text"><text:span text:style-name="T28"><text:s text:c="4"/></text:span></text:span><text:span text:style-name="Source_20_Text"><text:span text:style-name="T27">-</text:span></text:span><text:span text:style-name="Source_20_Text"><text:span text:style-name="T26"> src</text:span></text:span></text:p>
      <text:p text:style-name="P73"><text:span text:style-name="Source_20_Text"><text:span text:style-name="T26">destination: documentation <text:s/></text:span></text:span></text:p>
      <text:p text:style-name="P74"><text:span text:style-name="Source_20_Text"><text:span text:style-name="T26">todo: true <text:s/></text:span></text:span></text:p>
      <text:p text:style-name="P16"><text:span text:style-name="T59">Ejecut</text:span><text:span text:style-name="T58">a </text:span> <text:span text:style-name="Source_20_Text"><text:span text:style-name="T57">apigen</text:span></text:span> i <text:span text:style-name="T58">en la carpeta raiz del proyecto y se creará la documentación en la carpeta que se haya indicado para albergar la documentación dentro de la carpeta del proyecto </text:span> <text:span text:style-name="Source_20_Text"><text:span text:style-name="T57">/documentation</text:span></text:span> . <text:span text:style-name="T58">Se pueden consultar todas las opciones diponibles </text:span> <text:a xlink:type="simple" xlink:href="https://github.com/apigen/apigen#options" text:style-name="Internet_20_link" text:visited-style-name="Visited_20_Internet_20_Link">a</text:a><text:span text:style-name="T60">quí</text:span>.</text:p>
      <text:p text:style-name="P15">Una vez hayamos creado y configurado el fichero "apigen.neon" ejecutaremos el comando</text:p>
      <text:p text:style-name="P15"/>
      <text:p text:style-name="P60">C:\Users\username<text:span text:style-name="T51">&gt;</text:span>apigen generate</text:p>
      <text:h text:style-name="Heading_20_4" text:outline-level="4"><text:bookmark-start text:name="__RefHeading___Toc2778_2139724976"/>Op<text:span text:style-name="T61">ciones – apigen.neon</text:span><text:bookmark-end text:name="__RefHeading___Toc2778_2139724976"/></text:h>
      <text:p text:style-name="P61"># list of scanned file extensions (e.g. php5, phpt...)</text:p>
      <text:p text:style-name="P68">extensions:</text:p>
      <text:p text:style-name="P67"><text:s text:c="4"/><text:span text:style-name="T54">- php </text:span><text:span text:style-name="T63"># default</text:span></text:p>
      <text:p text:style-name="P72"/>
      <text:p text:style-name="P69"># directories and files matching this file mask will not be parsed</text:p>
      <text:p text:style-name="P68">exclude:</text:p>
      <text:p text:style-name="P67"><text:s text:c="4"/><text:span text:style-name="T54">- tests/</text:span></text:p>
      <text:p text:style-name="P67"><text:s text:c="4"/><text:span text:style-name="T54">- vendor/</text:span></text:p>
      <text:p text:style-name="P67"><text:s text:c="4"/><text:span text:style-name="T54">- *Factory.php</text:span></text:p>
      <text:p text:style-name="P72"/>
      <text:p text:style-name="P69"><text:soft-page-break/># this files will be included in class tree, but will not create a link to their documentation</text:p>
      <text:p text:style-name="P69"># either files</text:p>
      <text:p text:style-name="P68">skipDocPath:</text:p>
      <text:p text:style-name="P67"><text:s text:c="4"/><text:span text:style-name="T54">- * &lt;mask&gt;``` </text:span><text:span text:style-name="T63"># mask</text:span></text:p>
      <text:p text:style-name="P72"/>
      <text:p text:style-name="P69"># or with certain name prefix</text:p>
      <text:p text:style-name="P68">skipDocPrefix:</text:p>
      <text:p text:style-name="P67"><text:s text:c="4"/><text:span text:style-name="T54">- Nette</text:span></text:p>
      <text:p text:style-name="P72"/>
      <text:p text:style-name="P69"># character set of source files; if you use only one across your files, we recommend you name it</text:p>
      <text:p text:style-name="P68">charset:</text:p>
      <text:p text:style-name="P67"><text:s text:c="4"/><text:span text:style-name="T63"># default</text:span></text:p>
      <text:p text:style-name="P67"><text:s text:c="4"/><text:span text:style-name="T54">- auto </text:span><text:span text:style-name="T63"># will choose from all supported (starting with UTF-8), slow and not 100% reliable</text:span></text:p>
      <text:p text:style-name="P67"><text:s text:c="4"/><text:span text:style-name="T63"># e.g.</text:span></text:p>
      <text:p text:style-name="P67"><text:s text:c="4"/><text:span text:style-name="T54">- UTF-8</text:span></text:p>
      <text:p text:style-name="P67"><text:s text:c="4"/><text:span text:style-name="T54">- Windows-1252</text:span></text:p>
      <text:p text:style-name="P72"/>
      <text:p text:style-name="P69"># elements with this name prefix will be considered as the "main project" (the rest will be considered as libraries)</text:p>
      <text:p text:style-name="P70"><text:span text:style-name="T64">main:</text:span> ApiGen</text:p>
      <text:p text:style-name="P72"/>
      <text:p text:style-name="P69"># title of generated documentation</text:p>
      <text:p text:style-name="P70"><text:span text:style-name="T64">title:</text:span> ApiGen API</text:p>
      <text:p text:style-name="P72"/>
      <text:p text:style-name="P69"># base url used for sitemap (useful for public doc)</text:p>
      <text:p text:style-name="P70"><text:span text:style-name="T64">baseUrl:</text:span> http://api.apigen.org</text:p>
      <text:p text:style-name="P72"/>
      <text:p text:style-name="P69"># custom search engine id, will be used by search box</text:p>
      <text:p text:style-name="P71"><text:span text:style-name="T64">googleCseId:</text:span> 011549293477758430224</text:p>
      <text:p text:style-name="P72"/>
      <text:p text:style-name="P69"># Google Analytics tracking code</text:p>
      <text:p text:style-name="P70"><text:soft-page-break/><text:span text:style-name="T64">googleAnalytics:</text:span> UA-35236-5</text:p>
      <text:p text:style-name="P72"/>
      <text:p text:style-name="P69"># choose ApiGen own template theme</text:p>
      <text:p text:style-name="P66"><text:span text:style-name="T64">templateTheme:</text:span><text:span text:style-name="T53"> default </text:span><text:span text:style-name="T62"># default [other options: bootstrap]</text:span></text:p>
      <text:p text:style-name="P72"/>
      <text:p text:style-name="P69"># want to use individual templates, higher priority than option templateTheme</text:p>
      <text:p text:style-name="P70"><text:span text:style-name="T64">templateConfig:</text:span> path/to/individual/template-folder/config.neon</text:p>
      <text:p text:style-name="P72"/>
      <text:p text:style-name="P69"># the way elements are grouped in menu</text:p>
      <text:p text:style-name="P66"><text:span text:style-name="T64">groups:</text:span><text:span text:style-name="T53"> auto </text:span><text:span text:style-name="T62"># default [other options: namespace, packages, none], auto will detect namespace first, than packages</text:span></text:p>
      <text:p text:style-name="P72"/>
      <text:p text:style-name="P69"># element supported by autocomplete in search input</text:p>
      <text:p text:style-name="P68">autocomplete:</text:p>
      <text:p text:style-name="P67"><text:s text:c="4"/><text:span text:style-name="T63"># default</text:span></text:p>
      <text:p text:style-name="P67"><text:s text:c="4"/><text:span text:style-name="T54">- classes</text:span></text:p>
      <text:p text:style-name="P67"><text:s text:c="4"/><text:span text:style-name="T54">- constants</text:span></text:p>
      <text:p text:style-name="P67"><text:s text:c="4"/><text:span text:style-name="T54">- functions</text:span></text:p>
      <text:p text:style-name="P67"><text:s text:c="4"/><text:span text:style-name="T63"># other</text:span></text:p>
      <text:p text:style-name="P67"><text:s text:c="4"/><text:span text:style-name="T54">- methods</text:span></text:p>
      <text:p text:style-name="P67"><text:s text:c="4"/><text:span text:style-name="T54">- properties</text:span></text:p>
      <text:p text:style-name="P67"><text:s text:c="4"/><text:span text:style-name="T54">- classconstants</text:span></text:p>
      <text:p text:style-name="P72"/>
      <text:p text:style-name="P69"># access levels of included method and properties</text:p>
      <text:p text:style-name="P68">accessLevels:</text:p>
      <text:p text:style-name="P67"><text:s text:c="4"/><text:span text:style-name="T63"># default</text:span></text:p>
      <text:p text:style-name="P67"><text:s text:c="4"/><text:span text:style-name="T54">- public</text:span></text:p>
      <text:p text:style-name="P67"><text:s text:c="4"/><text:span text:style-name="T54">- protected</text:span></text:p>
      <text:p text:style-name="P67"><text:s text:c="4"/><text:span text:style-name="T63"># other</text:span></text:p>
      <text:p text:style-name="P67"><text:s text:c="4"/><text:span text:style-name="T54">- private</text:span></text:p>
      <text:p text:style-name="P72"/>
      <text:p text:style-name="P69"># include elements marked as @internal/{@internal}</text:p>
      <text:p text:style-name="P66"><text:span text:style-name="T64">internal:</text:span><text:span text:style-name="T53"> false </text:span><text:span text:style-name="T62"># default [true]</text:span></text:p>
      <text:p text:style-name="P72"/>
      <text:p text:style-name="P69"><text:soft-page-break/># generate documentation for PHP internal classes</text:p>
      <text:p text:style-name="P66"><text:span text:style-name="T64">php:</text:span><text:span text:style-name="T53"> true </text:span><text:span text:style-name="T62"># default [false]</text:span></text:p>
      <text:p text:style-name="P72"/>
      <text:p text:style-name="P69"># generate highlighted source code for elements</text:p>
      <text:p text:style-name="P66"><text:span text:style-name="T64">sourceCode:</text:span><text:span text:style-name="T53"> true </text:span><text:span text:style-name="T62"># default [false]</text:span></text:p>
      <text:p text:style-name="P72"/>
      <text:p text:style-name="P69"># generate tree view of classes, interfaces, traits and exceptions</text:p>
      <text:p text:style-name="P66"><text:span text:style-name="T64">tree:</text:span><text:span text:style-name="T53"> true </text:span><text:span text:style-name="T62"># default [false]</text:span></text:p>
      <text:p text:style-name="P72"/>
      <text:p text:style-name="P69"># generate documentation for deprecated elements</text:p>
      <text:p text:style-name="P66"><text:span text:style-name="T64">deprecated:</text:span><text:span text:style-name="T53"> false </text:span><text:span text:style-name="T62"># default [false]</text:span></text:p>
      <text:p text:style-name="P72"/>
      <text:p text:style-name="P69"># generate list of tasks with @todo annotation</text:p>
      <text:p text:style-name="P66"><text:span text:style-name="T64">todo:</text:span><text:span text:style-name="T53"> false </text:span><text:span text:style-name="T62"># default [true]</text:span></text:p>
      <text:p text:style-name="P72"/>
      <text:p text:style-name="P69"># add link to ZIP archive of documentation</text:p>
      <text:p text:style-name="P66"><text:span text:style-name="T64">download:</text:span><text:span text:style-name="T53"> false </text:span><text:span text:style-name="T62"># default [true]</text:span></text:p>
      <text:p text:style-name="P49"><text:span text:style-name="T18"><text:line-break/></text:span><text:line-break/></text:p>
      <text:h text:style-name="P65" text:outline-level="4"><text:bookmark-start text:name="__RefHeading__6618_252506152"/>Modificación de apigen.bat<text:bookmark-end text:name="__RefHeading__6618_252506152"/></text:h>
      <text:p text:style-name="P46"><text:span text:style-name="T32">Para</text:span> <text:span text:style-name="T32">que el script apigen.bat os funcione sin problemas puede que preciséis modificarlo e incluir modificaciones en el PATH</text:span></text:p>
      <text:p text:style-name="P46"/>
      <table:table table:name="Tabla7" table:style-name="Tabla7">
        <table:table-column table:style-name="Tabla7.A"/>
        <table:table-row>
          <table:table-cell table:style-name="Tabla7.A1" office:value-type="string">
            <text:p text:style-name="P33"><text:span text:style-name="T32">set PATH="</text:span><text:span text:style-name="T8">Ruta en la que está php.exe</text:span><text:span text:style-name="T32">";%PATH%<text:line-break/>@php "%~dp0apigen.phar" %*</text:span></text:p>
          </table:table-cell>
        </table:table-row>
      </table:table>
      <text:p text:style-name="P46"/>
      <text:p text:style-name="P50">Si queréis generar directamente la ayuda</text:p>
      <text:p text:style-name="P50"/>
      <table:table table:name="Tabla5" table:style-name="Tabla5">
        <table:table-column table:style-name="Tabla5.A"/>
        <table:table-row>
          <table:table-cell table:style-name="Tabla5.A1" office:value-type="string">
            <text:p text:style-name="P34"><text:span text:style-name="T32">set PATH="</text:span><text:span text:style-name="T8">Ruta en la que está php.exe</text:span><text:span text:style-name="T32">";%PATH%<text:line-break/>@php "%~dp0apigen.phar" generate </text:span></text:p>
          </table:table-cell>
        </table:table-row>
      </table:table>
      <text:h text:style-name="P83" text:outline-level="1"><text:bookmark-start text:name="__RefHeading__6620_252506152"/>Anexo I<text:span text:style-name="T16">I</text:span> – Control de versiones<text:bookmark-end text:name="__RefHeading__6620_252506152"/></text:h>
      <text:p text:style-name="P2">Fuente: <text:a xlink:type="simple" xlink:href="http://es.wikipedia.org/wiki/Control_de_versiones" text:style-name="Internet_20_link" text:visited-style-name="Visited_20_Internet_20_Link">Wikipedia - Control de versiones</text:a></text:p>
      <text:p text:style-name="P2">Una versión, revisión o edición de un producto, es el estado en el se encuentra en un momento dado en su desarrollo o modificación. Se llama control de versiones a la gestión de los diversos cambios que se realizan sobre los elementos de algún producto o una configuración del mismo. Los sistemas <text:soft-page-break/>de control de versiones facilitan la administración de las distintas versiones de cada producto desarrollado, así como las posibles especializaciones realizadas (por ejemplo, para algún cliente específico).</text:p>
      <text:p text:style-name="P2"/>
      <text:p text:style-name="P2">El control de versiones se realiza principalmente en la industria informática para controlar las distintas versiones del código fuente. Sin embargo, los mismos conceptos son aplicables a otros ámbitos como documentos, imágenes, sitios web, etcétera.</text:p>
      <text:p text:style-name="P2">Más información:</text:p>
      <text:list xml:id="list7781770680376874516" text:style-name="L20">
        <text:list-item>
          <text:p text:style-name="P140"><text:a xlink:type="simple" xlink:href="http://www.scribd.com/doc/122986/Introduccion-a-los-sistemas-de-control-de-versiones" text:style-name="Internet_20_link" text:visited-style-name="Visited_20_Internet_20_Link">Introducción a los sistemas de control de versiones</text:a> </text:p>
        </text:list-item>
        <text:list-item>
          <text:p text:style-name="P140"><text:a xlink:type="simple" xlink:href="http://www.lug.fi.uba.ar/documentos/scms/index.php" text:style-name="Internet_20_link" text:visited-style-name="Visited_20_Internet_20_Link">Introducción a los sistemas de control de versiones</text:a> </text:p>
        </text:list-item>
        <text:list-item>
          <text:p text:style-name="P140"><text:a xlink:type="simple" xlink:href="http://msdn.microsoft.com/es-es/library/shyhfx67(VS.80).aspx" text:style-name="Internet_20_link" text:visited-style-name="Visited_20_Internet_20_Link">Visual SourceSafe. Control de versiones</text:a> </text:p>
        </text:list-item>
      </text:list>
      <text:p text:style-name="P2">La información anterior está centrada en el trabajo en grupo y en enfoques centralizados, que es la que se suele utilizar en el desarrollo de software. Debido a que nosotros trabajamos individualmente y lo que queremos solamente es mantener una copia de las diferentes versiones de nuestros programas a medida que los vamos desarrollando no precisamos tanta complejidad. </text:p>
      <text:p text:style-name="P3">Para uso que nosotros vamos a hacer es suficiente con un sistema de control de versiones distribuido, en nuestro caso el elegido es <text:span text:style-name="T47">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Liberation Mono', Menlo, Courier, monospace"/>
    <style:font-face style:name="Consolas1" svg:font-family="Consolas, Monaco, 'Andale Mono', monospace"/>
    <style:font-face style:name="Helvetica Neue" svg:font-family="'Helvetica Neue', Helvetica, 'Segoe UI', Arial, freesans, sans-serif"/>
    <style:font-face style:name="Inconsolata" svg:font-family="Inconsolata, monospace, sans-serif"/>
    <style:font-face style:name="OpenSymbol" svg:font-family="OpenSymbol"/>
    <style:font-face style:name="Tahoma1" svg:font-family="Tahoma"/>
    <style:font-face style:name="Times New Roman1" svg:font-family="'Times New Roman', serif"/>
    <style:font-face style:name="Courier New" svg:font-family="'Courier New'" style:font-family-generic="modern" style:font-pitch="fixed"/>
    <style:font-face style:name="MS PGothic1"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PGothic" style:font-family-asian="'MS P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fo:hyphenation-ladder-count="no-limit" style:page-number="auto" fo:background-color="transparent" style:shadow="none">
        <style:tab-stops/>
      </style:paragraph-properties>
      <style:text-properties style:font-name="Arial1" fo:font-family="Arial" style:font-style-name="Normal" style:font-family-generic="swiss" style:font-pitch="variable" fo:font-size="18pt" fo:font-weight="bold" style:font-size-asian="115%" style:font-weight-asian="bold" style:font-size-complex="115%"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echaEntrega" style:family="paragraph" style:parent-style-name="Text_20_body">
      <loext:graphic-properties draw:fill="solid" draw:fill-color="#ffcc99" draw:opacity="100%"/>
      <style:paragraph-properties fo:margin-left="1cm" fo:margin-right="1cm" fo:margin-top="0cm" fo:margin-bottom="0cm" loext:contextual-spacing="false" fo:text-indent="0cm" style:auto-text-indent="false" fo:background-color="#ffcc99" style:shadow="none"/>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1"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MS PGothic1"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table:align="margins"/>
    </style:style>
    <style:style style:name="Tabla1.A" style:family="table-column">
      <style:table-column-properties style:column-width="2.141cm" style:rel-column-width="8255*"/>
    </style:style>
    <style:style style:name="Tabla1.B" style:family="table-column">
      <style:table-column-properties style:column-width="6.061cm" style:rel-column-width="23366*"/>
    </style:style>
    <style:style style:name="Tabla1.C" style:family="table-column">
      <style:table-column-properties style:column-width="8.797cm" style:rel-column-width="33914*"/>
    </style:style>
    <style:style style:name="Tabla1.A1" style:family="table-cell">
      <style:table-cell-properties fo:padding="0.097cm" fo:border-left="none" fo:border-right="none" fo:border-top="none" fo:border-bottom="0.05pt solid #000000"/>
    </style:style>
    <style:style style:name="MP1" style:family="paragraph" style:parent-style-name="Text_20_body">
      <style:text-properties fo:font-size="11pt" fo:font-style="italic" style:font-size-asian="11pt" style:font-size-complex="11pt"/>
    </style:style>
    <style:style style:name="MP2" style:family="paragraph" style:parent-style-name="Table_20_Contents">
      <loext:graphic-properties draw:fill="none"/>
      <style:paragraph-properties fo:margin-left="0cm" fo:margin-right="2.701cm" fo:text-align="end" style:justify-single-word="false" fo:text-indent="0cm" style:auto-text-indent="false" fo:background-color="transparent" text:number-lines="false" text:line-number="0"/>
      <style:text-properties fo:font-size="10pt" fo:font-style="italic" style:font-size-asian="10pt" style:font-style-asian="italic" style:font-size-complex="10pt" style:font-style-complex="italic"/>
    </style:style>
    <style:style style:name="MP3" style:family="paragraph" style:parent-style-name="Header">
      <style:text-properties officeooo:rsid="00279410" officeooo:paragraph-rsid="00279410"/>
    </style:style>
    <style:style style:name="MT1" style:family="text">
      <style:text-properties style:font-name="Times New Roman1" fo:font-size="10pt" fo:font-style="italic"/>
    </style:style>
    <style:style style:name="MT2" style:family="text">
      <style:text-properties fo:font-size="11pt" style:font-size-asian="11pt" style:font-size-complex="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able:table table:name="Tabla1" table:style-name="Tabla1">
          <table:table-column table:style-name="Tabla1.A"/>
          <table:table-column table:style-name="Tabla1.B"/>
          <table:table-column table:style-name="Tabla1.C"/>
          <table:table-row>
            <table:table-cell table:style-name="Tabla1.A1" office:value-type="string">
              <text:p text:style-name="Table_20_Contents"><draw:frame draw:style-name="Mfr1" draw:name="gráficos1" text:anchor-type="paragraph" svg:width="1.949cm" svg:height="1.356cm" draw:z-index="16"><draw:image xlink:href="Pictures/2000002E00000E0E000009C9742E2B046894475D.wmf" xlink:type="simple" xlink:show="embed" xlink:actuate="onLoad"/></draw:frame></text:p>
            </table:table-cell>
            <table:table-cell table:style-name="Tabla1.A1" office:value-type="string">
              <text:p text:style-name="MP1">I.E.S. San Sebastian (Huelva)</text:p>
              <text:p text:style-name="Text_20_body"><text:span text:style-name="MT1">CFGS Desarrollo de Aplicaciones Web</text:span> </text:p>
            </table:table-cell>
            <table:table-cell table:style-name="Tabla1.A1" office:value-type="string">
              <text:p text:style-name="MP2"><draw:frame draw:style-name="Mfr2" draw:name="Imagen1" text:anchor-type="paragraph" svg:width="2.582cm" svg:height="1.383cm" draw:z-index="33"><draw:image xlink:href="Pictures/10000000000000E2000000793F7B4F79743C254E.png" xlink:type="simple" xlink:show="embed" xlink:actuate="onLoad"/></draw:frame>Desarrollo Web en Entorno Servidor<text:span text:style-name="MT2"><text:line-break/>B1 - 1ª Evaluación</text:span></text:p>
            </table:table-cell>
          </table:table-row>
        </table:table>
        <text:p text:style-name="MP3"/>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54M41S</meta:editing-duration>
    <meta:editing-cycles>164</meta:editing-cycles>
    <meta:generator>LibreOffice/5.0.2.2$Windows_x86 LibreOffice_project/37b43f919e4de5eeaca9b9755ed688758a8251fe</meta:generator>
    <dc:date>2015-10-22T12:00:05.729000000</dc:date>
    <meta:document-statistic meta:table-count="6" meta:image-count="13" meta:object-count="0" meta:page-count="17" meta:paragraph-count="378" meta:word-count="4375" meta:character-count="27394" meta:non-whitespace-character-count="23310"/>
    <meta:user-defined meta:name="Info 1"/>
    <meta:user-defined meta:name="Info 2"/>
    <meta:user-defined meta:name="Info 3"/>
    <meta:user-defined meta:name="Info 4"/>
  </office:meta>
</office:document-meta>
</file>